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1.622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3972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/>
  </office:automatic-styles>
  <office:body>
    <office:spreadsheet>
      <table:calculation-settings table:automatic-find-labels="false" table:use-regular-expressions="false" table:use-wildcards="true"/>
      <table:table table:name="independence_delta_dat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2" table:number-columns-repeated="2" table:default-cell-style-name="ce1"/>
        <table:table-column table:style-name="co7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2" table:default-cell-style-name="ce1"/>
        <table:table-row table:style-name="ro1">
          <table:table-cell/>
          <table:table-cell office:value-type="string" calcext:value-type="string">
            <text:p>AoE</text:p>
          </table:table-cell>
          <table:table-cell office:value-type="string" calcext:value-type="string">
            <text:p>Caster</text:p>
          </table:table-cell>
          <table:table-cell office:value-type="string" calcext:value-type="string">
            <text:p>Crowd-Control</text:p>
          </table:table-cell>
          <table:table-cell office:value-type="string" calcext:value-type="string">
            <text:p>DP-Recovery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Fast-Redeploy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Healing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Nuk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Robot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Specialist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Summon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upporter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Vanguard</text:p>
          </table:table-cell>
        </table:table-row>
        <table:table-row table:style-name="ro1">
          <table:table-cell office:value-type="string" calcext:value-type="string">
            <text:p>AoE</text:p>
          </table:table-cell>
          <table:table-cell office:value-type="float" office:value="-0.13556405145465" calcext:value-type="float">
            <text:p>-0.13556</text:p>
          </table:table-cell>
          <table:table-cell office:value-type="float" office:value="0.00530449084512411" calcext:value-type="float">
            <text:p>0.00530</text:p>
          </table:table-cell>
          <table:table-cell office:value-type="float" office:value="-0.000849589909485998" calcext:value-type="float">
            <text:p>-0.00085</text:p>
          </table:table-cell>
          <table:table-cell office:value-type="float" office:value="0.00428425680851914" calcext:value-type="float">
            <text:p>0.00428</text:p>
          </table:table-cell>
          <table:table-cell office:value-type="float" office:value="-0.00147225943716484" calcext:value-type="float">
            <text:p>-0.00147</text:p>
          </table:table-cell>
          <table:table-cell office:value-type="float" office:value="0.00176997897809583" calcext:value-type="float">
            <text:p>0.00177</text:p>
          </table:table-cell>
          <table:table-cell office:value-type="float" office:value="-0.00514110817022297" calcext:value-type="float">
            <text:p>-0.00514</text:p>
          </table:table-cell>
          <table:table-cell office:value-type="float" office:value="-0.00184803958943749" calcext:value-type="float">
            <text:p>-0.00185</text:p>
          </table:table-cell>
          <table:table-cell office:value-type="float" office:value="-0.00340017500099845" calcext:value-type="float">
            <text:p>-0.00340</text:p>
          </table:table-cell>
          <table:table-cell office:value-type="float" office:value="0.0358116669752784" calcext:value-type="float">
            <text:p>0.03581</text:p>
          </table:table-cell>
          <table:table-cell office:value-type="float" office:value="-0.00077879075036217" calcext:value-type="float">
            <text:p>-0.00078</text:p>
          </table:table-cell>
          <table:table-cell office:value-type="float" office:value="0.00642820057583316" calcext:value-type="float">
            <text:p>0.00643</text:p>
          </table:table-cell>
          <table:table-cell office:value-type="float" office:value="0.0283069561081521" calcext:value-type="float">
            <text:p>0.02831</text:p>
          </table:table-cell>
          <table:table-cell office:value-type="float" office:value="0.000711622317347246" calcext:value-type="float">
            <text:p>0.00071</text:p>
          </table:table-cell>
          <table:table-cell office:value-type="float" office:value="0.000824174826723596" calcext:value-type="float">
            <text:p>0.00082</text:p>
          </table:table-cell>
          <table:table-cell office:value-type="float" office:value="-0.000688022597639302" calcext:value-type="float">
            <text:p>-0.00069</text:p>
          </table:table-cell>
          <table:table-cell office:value-type="float" office:value="-0.000493778750812375" calcext:value-type="float">
            <text:p>-0.00049</text:p>
          </table:table-cell>
          <table:table-cell office:value-type="float" office:value="-0.00250883174125994" calcext:value-type="float">
            <text:p>-0.00251</text:p>
          </table:table-cell>
          <table:table-cell office:value-type="float" office:value="0.0149658530209457" calcext:value-type="float">
            <text:p>0.01497</text:p>
          </table:table-cell>
          <table:table-cell office:value-type="float" office:value="0.0253787755013125" calcext:value-type="float">
            <text:p>0.02538</text:p>
          </table:table-cell>
          <table:table-cell office:value-type="float" office:value="0.00121084715732299" calcext:value-type="float">
            <text:p>0.00121</text:p>
          </table:table-cell>
          <table:table-cell office:value-type="float" office:value="0.00518286152047547" calcext:value-type="float">
            <text:p>0.00518</text:p>
          </table:table-cell>
          <table:table-cell office:value-type="float" office:value="-0.000105291057158521" calcext:value-type="float">
            <text:p>-0.00011</text:p>
          </table:table-cell>
          <table:table-cell office:value-type="float" office:value="-0.0023872024166113" calcext:value-type="float">
            <text:p>-0.00239</text:p>
          </table:table-cell>
          <table:table-cell office:value-type="float" office:value="0.000922204431664284" calcext:value-type="float">
            <text:p>0.00092</text:p>
          </table:table-cell>
          <table:table-cell office:value-type="float" office:value="0.0160096867772586" calcext:value-type="float">
            <text:p>0.01601</text:p>
          </table:table-cell>
          <table:table-cell office:value-type="float" office:value="-0.000315873171475564" calcext:value-type="float">
            <text:p>-0.00032</text:p>
          </table:table-cell>
          <table:table-cell office:value-type="float" office:value="0.00912946080086555" calcext:value-type="float">
            <text:p>0.00913</text:p>
          </table:table-cell>
        </table:table-row>
        <table:table-row table:style-name="ro1">
          <table:table-cell office:value-type="string" calcext:value-type="string">
            <text:p>Caster</text:p>
          </table:table-cell>
          <table:table-cell office:value-type="float" office:value="0.00530449084512411" calcext:value-type="float">
            <text:p>0.00530</text:p>
          </table:table-cell>
          <table:table-cell office:value-type="float" office:value="-0.233855068675184" calcext:value-type="float">
            <text:p>-0.23386</text:p>
          </table:table-cell>
          <table:table-cell office:value-type="float" office:value="0.00129616922088248" calcext:value-type="float">
            <text:p>0.00130</text:p>
          </table:table-cell>
          <table:table-cell office:value-type="float" office:value="0.0297156778384109" calcext:value-type="float">
            <text:p>0.02972</text:p>
          </table:table-cell>
          <table:table-cell office:value-type="float" office:value="0.00811104212731504" calcext:value-type="float">
            <text:p>0.00811</text:p>
          </table:table-cell>
          <table:table-cell office:value-type="float" office:value="0.00729231338975482" calcext:value-type="float">
            <text:p>0.00729</text:p>
          </table:table-cell>
          <table:table-cell office:value-type="float" office:value="0.0125260050757551" calcext:value-type="float">
            <text:p>0.01253</text:p>
          </table:table-cell>
          <table:table-cell office:value-type="float" office:value="0.0122173933564974" calcext:value-type="float">
            <text:p>0.01222</text:p>
          </table:table-cell>
          <table:table-cell office:value-type="float" office:value="0.00373238643996413" calcext:value-type="float">
            <text:p>0.00373</text:p>
          </table:table-cell>
          <table:table-cell office:value-type="float" office:value="0.0162202688915756" calcext:value-type="float">
            <text:p>0.01622</text:p>
          </table:table-cell>
          <table:table-cell office:value-type="float" office:value="0.013931096079905" calcext:value-type="float">
            <text:p>0.01393</text:p>
          </table:table-cell>
          <table:table-cell office:value-type="float" office:value="0.0149476993904011" calcext:value-type="float">
            <text:p>0.01495</text:p>
          </table:table-cell>
          <table:table-cell office:value-type="float" office:value="0.019052235256529" calcext:value-type="float">
            <text:p>0.01905</text:p>
          </table:table-cell>
          <table:table-cell office:value-type="float" office:value="0.000540978190228264" calcext:value-type="float">
            <text:p>0.00054</text:p>
          </table:table-cell>
          <table:table-cell office:value-type="float" office:value="0.0196258899817375" calcext:value-type="float">
            <text:p>0.01963</text:p>
          </table:table-cell>
          <table:table-cell office:value-type="float" office:value="0.0012870924056102" calcext:value-type="float">
            <text:p>0.00129</text:p>
          </table:table-cell>
          <table:table-cell office:value-type="float" office:value="0.00211671332149717" calcext:value-type="float">
            <text:p>0.00212</text:p>
          </table:table-cell>
          <table:table-cell office:value-type="float" office:value="0.00338565209656279" calcext:value-type="float">
            <text:p>0.00339</text:p>
          </table:table-cell>
          <table:table-cell office:value-type="float" office:value="0.000185167031554634" calcext:value-type="float">
            <text:p>0.00019</text:p>
          </table:table-cell>
          <table:table-cell office:value-type="float" office:value="0.0208421832282238" calcext:value-type="float">
            <text:p>0.02084</text:p>
          </table:table-cell>
          <table:table-cell office:value-type="float" office:value="0.00773163124893348" calcext:value-type="float">
            <text:p>0.00773</text:p>
          </table:table-cell>
          <table:table-cell office:value-type="float" office:value="0.0142760150602519" calcext:value-type="float">
            <text:p>0.01428</text:p>
          </table:table-cell>
          <table:table-cell office:value-type="float" office:value="-0.0000744298852327476" calcext:value-type="float">
            <text:p>-0.00007</text:p>
          </table:table-cell>
          <table:table-cell office:value-type="float" office:value="0.00222926583087352" calcext:value-type="float">
            <text:p>0.00223</text:p>
          </table:table-cell>
          <table:table-cell office:value-type="float" office:value="0.00729049802670037" calcext:value-type="float">
            <text:p>0.00729</text:p>
          </table:table-cell>
          <table:table-cell office:value-type="float" office:value="-0.00523187632294582" calcext:value-type="float">
            <text:p>-0.00523</text:p>
          </table:table-cell>
          <table:table-cell office:value-type="float" office:value="0.00252698537180451" calcext:value-type="float">
            <text:p>0.00253</text:p>
          </table:table-cell>
          <table:table-cell office:value-type="float" office:value="0.01148943277166" calcext:value-type="float">
            <text:p>0.01149</text:p>
          </table:table-cell>
        </table:table-row>
        <table:table-row table:style-name="ro1">
          <table:table-cell office:value-type="string" calcext:value-type="string">
            <text:p>Crowd-Control</text:p>
          </table:table-cell>
          <table:table-cell office:value-type="float" office:value="-0.000849589909485998" calcext:value-type="float">
            <text:p>-0.00085</text:p>
          </table:table-cell>
          <table:table-cell office:value-type="float" office:value="0.00129616922088248" calcext:value-type="float">
            <text:p>0.00130</text:p>
          </table:table-cell>
          <table:table-cell office:value-type="float" office:value="-0.00492598764826978" calcext:value-type="float">
            <text:p>-0.00493</text:p>
          </table:table-cell>
          <table:table-cell office:value-type="float" office:value="0.0019496999204871" calcext:value-type="float">
            <text:p>0.00195</text:p>
          </table:table-cell>
          <table:table-cell office:value-type="float" office:value="0.000280473591913647" calcext:value-type="float">
            <text:p>0.00028</text:p>
          </table:table-cell>
          <table:table-cell office:value-type="float" office:value="-0.00149495147534555" calcext:value-type="float">
            <text:p>-0.00149</text:p>
          </table:table-cell>
          <table:table-cell office:value-type="float" office:value="0.000190613120718012" calcext:value-type="float">
            <text:p>0.00019</text:p>
          </table:table-cell>
          <table:table-cell office:value-type="float" office:value="0.00120630874968685" calcext:value-type="float">
            <text:p>0.00121</text:p>
          </table:table-cell>
          <table:table-cell office:value-type="float" office:value="0.000283196636495333" calcext:value-type="float">
            <text:p>0.00028</text:p>
          </table:table-cell>
          <table:table-cell office:value-type="float" office:value="0.000400287553507826" calcext:value-type="float">
            <text:p>0.00040</text:p>
          </table:table-cell>
          <table:table-cell office:value-type="float" office:value="0.00105381825311244" calcext:value-type="float">
            <text:p>0.00105</text:p>
          </table:table-cell>
          <table:table-cell office:value-type="float" office:value="0.00136424533542463" calcext:value-type="float">
            <text:p>0.00136</text:p>
          </table:table-cell>
          <table:table-cell office:value-type="float" office:value="0.000204228343626442" calcext:value-type="float">
            <text:p>0.00020</text:p>
          </table:table-cell>
          <table:table-cell office:value-type="float" office:value="-0.00107832565434761" calcext:value-type="float">
            <text:p>-0.00108</text:p>
          </table:table-cell>
          <table:table-cell office:value-type="float" office:value="0.00064263852127787" calcext:value-type="float">
            <text:p>0.00064</text:p>
          </table:table-cell>
          <table:table-cell office:value-type="float" office:value="-0.00050376324761189" calcext:value-type="float">
            <text:p>-0.00050</text:p>
          </table:table-cell>
          <table:table-cell office:value-type="float" office:value="-0.00216482044244028" calcext:value-type="float">
            <text:p>-0.00216</text:p>
          </table:table-cell>
          <table:table-cell office:value-type="float" office:value="0.000125260050757551" calcext:value-type="float">
            <text:p>0.00013</text:p>
          </table:table-cell>
          <table:table-cell office:value-type="float" office:value="0.000160659630319468" calcext:value-type="float">
            <text:p>0.00016</text:p>
          </table:table-cell>
          <table:table-cell office:value-type="float" office:value="0.00019878225446307" calcext:value-type="float">
            <text:p>0.00020</text:p>
          </table:table-cell>
          <table:table-cell office:value-type="float" office:value="-0.000294088814822076" calcext:value-type="float">
            <text:p>-0.00029</text:p>
          </table:table-cell>
          <table:table-cell office:value-type="float" office:value="0.00187617771678158" calcext:value-type="float">
            <text:p>0.00188</text:p>
          </table:table-cell>
          <table:table-cell office:value-type="float" office:value="0.0000136152229084295" calcext:value-type="float">
            <text:p>0.00001</text:p>
          </table:table-cell>
          <table:table-cell office:value-type="float" office:value="0.0000953065603590062" calcext:value-type="float">
            <text:p>0.00010</text:p>
          </table:table-cell>
          <table:table-cell office:value-type="float" office:value="0.00109466392183773" calcext:value-type="float">
            <text:p>0.00109</text:p>
          </table:table-cell>
          <table:table-cell office:value-type="float" office:value="-0.000424794954742999" calcext:value-type="float">
            <text:p>-0.00042</text:p>
          </table:table-cell>
          <table:table-cell office:value-type="float" office:value="-0.00105926434227581" calcext:value-type="float">
            <text:p>-0.00106</text:p>
          </table:table-cell>
          <table:table-cell office:value-type="float" office:value="0.000313150126893878" calcext:value-type="float">
            <text:p>0.00031</text:p>
          </table:table-cell>
        </table:table-row>
        <table:table-row table:style-name="ro1">
          <table:table-cell office:value-type="string" calcext:value-type="string">
            <text:p>DP-Recovery</text:p>
          </table:table-cell>
          <table:table-cell office:value-type="float" office:value="0.00428425680851914" calcext:value-type="float">
            <text:p>0.00428</text:p>
          </table:table-cell>
          <table:table-cell office:value-type="float" office:value="0.0297156778384109" calcext:value-type="float">
            <text:p>0.02972</text:p>
          </table:table-cell>
          <table:table-cell office:value-type="float" office:value="0.0019496999204871" calcext:value-type="float">
            <text:p>0.00195</text:p>
          </table:table-cell>
          <table:table-cell office:value-type="float" office:value="-0.23872992359742" calcext:value-type="float">
            <text:p>-0.23873</text:p>
          </table:table-cell>
          <table:table-cell office:value-type="float" office:value="-0.00323376672100655" calcext:value-type="float">
            <text:p>-0.00323</text:p>
          </table:table-cell>
          <table:table-cell office:value-type="float" office:value="0.00519738442491114" calcext:value-type="float">
            <text:p>0.00520</text:p>
          </table:table-cell>
          <table:table-cell office:value-type="float" office:value="0.0163255599487342" calcext:value-type="float">
            <text:p>0.01633</text:p>
          </table:table-cell>
          <table:table-cell office:value-type="float" office:value="0.0101599818947791" calcext:value-type="float">
            <text:p>0.01016</text:p>
          </table:table-cell>
          <table:table-cell office:value-type="float" office:value="0.0104286556268388" calcext:value-type="float">
            <text:p>0.01043</text:p>
          </table:table-cell>
          <table:table-cell office:value-type="float" office:value="0.013204345737104" calcext:value-type="float">
            <text:p>0.01320</text:p>
          </table:table-cell>
          <table:table-cell office:value-type="float" office:value="0.00352906577786491" calcext:value-type="float">
            <text:p>0.00353</text:p>
          </table:table-cell>
          <table:table-cell office:value-type="float" office:value="0.0279807958793679" calcext:value-type="float">
            <text:p>0.02798</text:p>
          </table:table-cell>
          <table:table-cell office:value-type="float" office:value="0.0207090566042303" calcext:value-type="float">
            <text:p>0.02071</text:p>
          </table:table-cell>
          <table:table-cell office:value-type="float" office:value="0.00173306659598853" calcext:value-type="float">
            <text:p>0.00173</text:p>
          </table:table-cell>
          <table:table-cell office:value-type="float" office:value="0.0159830614524599" calcext:value-type="float">
            <text:p>0.01598</text:p>
          </table:table-cell>
          <table:table-cell office:value-type="float" office:value="0.00258265650547453" calcext:value-type="float">
            <text:p>0.00258</text:p>
          </table:table-cell>
          <table:table-cell office:value-type="float" office:value="0.0000659581909786141" calcext:value-type="float">
            <text:p>0.00007</text:p>
          </table:table-cell>
          <table:table-cell office:value-type="float" office:value="0.00281441785542691" calcext:value-type="float">
            <text:p>0.00281</text:p>
          </table:table-cell>
          <table:table-cell office:value-type="float" office:value="-0.00341469790543411" calcext:value-type="float">
            <text:p>-0.00341</text:p>
          </table:table-cell>
          <table:table-cell office:value-type="float" office:value="0.0175255149277304" calcext:value-type="float">
            <text:p>0.01753</text:p>
          </table:table-cell>
          <table:table-cell office:value-type="float" office:value="0.0055120473543504" calcext:value-type="float">
            <text:p>0.00551</text:p>
          </table:table-cell>
          <table:table-cell office:value-type="float" office:value="0.0144968842318775" calcext:value-type="float">
            <text:p>0.01450</text:p>
          </table:table-cell>
          <table:table-cell office:value-type="float" office:value="-0.0000169433885082676" calcext:value-type="float">
            <text:p>-0.00002</text:p>
          </table:table-cell>
          <table:table-cell office:value-type="float" office:value="0.00593200134094818" calcext:value-type="float">
            <text:p>0.00593</text:p>
          </table:table-cell>
          <table:table-cell office:value-type="float" office:value="0.0158850318475192" calcext:value-type="float">
            <text:p>0.01589</text:p>
          </table:table-cell>
          <table:table-cell office:value-type="float" office:value="0.00146983895309223" calcext:value-type="float">
            <text:p>0.00147</text:p>
          </table:table-cell>
          <table:table-cell office:value-type="float" office:value="0.00269944486197795" calcext:value-type="float">
            <text:p>0.00270</text:p>
          </table:table-cell>
          <table:table-cell office:value-type="float" office:value="0.0131783255333234" calcext:value-type="float">
            <text:p>0.01318</text:p>
          </table:table-cell>
        </table:table-row>
        <table:table-row table:style-name="ro1">
          <table:table-cell office:value-type="string" calcext:value-type="string">
            <text:p>DPS</text:p>
          </table:table-cell>
          <table:table-cell office:value-type="float" office:value="-0.00147225943716484" calcext:value-type="float">
            <text:p>-0.00147</text:p>
          </table:table-cell>
          <table:table-cell office:value-type="float" office:value="0.00811104212731504" calcext:value-type="float">
            <text:p>0.00811</text:p>
          </table:table-cell>
          <table:table-cell office:value-type="float" office:value="0.000280473591913647" calcext:value-type="float">
            <text:p>0.00028</text:p>
          </table:table-cell>
          <table:table-cell office:value-type="float" office:value="-0.00323376672100655" calcext:value-type="float">
            <text:p>-0.00323</text:p>
          </table:table-cell>
          <table:table-cell office:value-type="float" office:value="-0.139621085320853" calcext:value-type="float">
            <text:p>-0.13962</text:p>
          </table:table-cell>
          <table:table-cell office:value-type="float" office:value="-0.000240535604715588" calcext:value-type="float">
            <text:p>-0.00024</text:p>
          </table:table-cell>
          <table:table-cell office:value-type="float" office:value="0.0387906777476428" calcext:value-type="float">
            <text:p>0.03879</text:p>
          </table:table-cell>
          <table:table-cell office:value-type="float" office:value="0.039780353172831" calcext:value-type="float">
            <text:p>0.03978</text:p>
          </table:table-cell>
          <table:table-cell office:value-type="float" office:value="0.00244650427639024" calcext:value-type="float">
            <text:p>0.00245</text:p>
          </table:table-cell>
          <table:table-cell office:value-type="float" office:value="-0.0113094092687597" calcext:value-type="float">
            <text:p>-0.01131</text:p>
          </table:table-cell>
          <table:table-cell office:value-type="float" office:value="-0.0110419457787363" calcext:value-type="float">
            <text:p>-0.01104</text:p>
          </table:table-cell>
          <table:table-cell office:value-type="float" office:value="0.00436746094851509" calcext:value-type="float">
            <text:p>0.00437</text:p>
          </table:table-cell>
          <table:table-cell office:value-type="float" office:value="0.00239839715544711" calcext:value-type="float">
            <text:p>0.00240</text:p>
          </table:table-cell>
          <table:table-cell office:value-type="float" office:value="0.000188192636645403" calcext:value-type="float">
            <text:p>0.00019</text:p>
          </table:table-cell>
          <table:table-cell office:value-type="float" office:value="0.0112050258931284" calcext:value-type="float">
            <text:p>0.01121</text:p>
          </table:table-cell>
          <table:table-cell office:value-type="float" office:value="0.0010187212340596" calcext:value-type="float">
            <text:p>0.00102</text:p>
          </table:table-cell>
          <table:table-cell office:value-type="float" office:value="-0.000450512598014477" calcext:value-type="float">
            <text:p>-0.00045</text:p>
          </table:table-cell>
          <table:table-cell office:value-type="float" office:value="0.00369486893683868" calcext:value-type="float">
            <text:p>0.00369</text:p>
          </table:table-cell>
          <table:table-cell office:value-type="float" office:value="0.0174846692590051" calcext:value-type="float">
            <text:p>0.01748</text:p>
          </table:table-cell>
          <table:table-cell office:value-type="float" office:value="-0.00988737487610147" calcext:value-type="float">
            <text:p>-0.00989</text:p>
          </table:table-cell>
          <table:table-cell office:value-type="float" office:value="0.00427396975121054" calcext:value-type="float">
            <text:p>0.00427</text:p>
          </table:table-cell>
          <table:table-cell office:value-type="float" office:value="0.00197541756375858" calcext:value-type="float">
            <text:p>0.00198</text:p>
          </table:table-cell>
          <table:table-cell office:value-type="float" office:value="-0.0000886502291593296" calcext:value-type="float">
            <text:p>-0.00009</text:p>
          </table:table-cell>
          <table:table-cell office:value-type="float" office:value="0.00102961341238634" calcext:value-type="float">
            <text:p>0.00103</text:p>
          </table:table-cell>
          <table:table-cell office:value-type="float" office:value="0.0507872019325145" calcext:value-type="float">
            <text:p>0.05079</text:p>
          </table:table-cell>
          <table:table-cell office:value-type="float" office:value="-0.010667678429009" calcext:value-type="float">
            <text:p>-0.01067</text:p>
          </table:table-cell>
          <table:table-cell office:value-type="float" office:value="0.000284104318022561" calcext:value-type="float">
            <text:p>0.00028</text:p>
          </table:table-cell>
          <table:table-cell office:value-type="float" office:value="0.000527968088337993" calcext:value-type="float">
            <text:p>0.00053</text:p>
          </table:table-cell>
        </table:table-row>
        <table:table-row table:style-name="ro1">
          <table:table-cell office:value-type="string" calcext:value-type="string">
            <text:p>Debuff</text:p>
          </table:table-cell>
          <table:table-cell office:value-type="float" office:value="0.00176997897809583" calcext:value-type="float">
            <text:p>0.00177</text:p>
          </table:table-cell>
          <table:table-cell office:value-type="float" office:value="0.00729231338975482" calcext:value-type="float">
            <text:p>0.00729</text:p>
          </table:table-cell>
          <table:table-cell office:value-type="float" office:value="-0.00149495147534555" calcext:value-type="float">
            <text:p>-0.00149</text:p>
          </table:table-cell>
          <table:table-cell office:value-type="float" office:value="0.00519738442491114" calcext:value-type="float">
            <text:p>0.00520</text:p>
          </table:table-cell>
          <table:table-cell office:value-type="float" office:value="-0.000240535604715588" calcext:value-type="float">
            <text:p>-0.00024</text:p>
          </table:table-cell>
          <table:table-cell office:value-type="float" office:value="-0.0303701162195427" calcext:value-type="float">
            <text:p>-0.03037</text:p>
          </table:table-cell>
          <table:table-cell office:value-type="float" office:value="0.00212397477371499" calcext:value-type="float">
            <text:p>0.00212</text:p>
          </table:table-cell>
          <table:table-cell office:value-type="float" office:value="0.00488968038718063" calcext:value-type="float">
            <text:p>0.00489</text:p>
          </table:table-cell>
          <table:table-cell office:value-type="float" office:value="-0.00425702636270228" calcext:value-type="float">
            <text:p>-0.00426</text:p>
          </table:table-cell>
          <table:table-cell office:value-type="float" office:value="0.00125169282604828" calcext:value-type="float">
            <text:p>0.00125</text:p>
          </table:table-cell>
          <table:table-cell office:value-type="float" office:value="-0.00212669781829668" calcext:value-type="float">
            <text:p>-0.00213</text:p>
          </table:table-cell>
          <table:table-cell office:value-type="float" office:value="0.00717340710968787" calcext:value-type="float">
            <text:p>0.00717</text:p>
          </table:table-cell>
          <table:table-cell office:value-type="float" office:value="0.00331031452980281" calcext:value-type="float">
            <text:p>0.00331</text:p>
          </table:table-cell>
          <table:table-cell office:value-type="float" office:value="-0.000412087413361798" calcext:value-type="float">
            <text:p>-0.00041</text:p>
          </table:table-cell>
          <table:table-cell office:value-type="float" office:value="0.000586362266589695" calcext:value-type="float">
            <text:p>0.00059</text:p>
          </table:table-cell>
          <table:table-cell office:value-type="float" office:value="-0.000806928877706253" calcext:value-type="float">
            <text:p>-0.00081</text:p>
          </table:table-cell>
          <table:table-cell office:value-type="float" office:value="0.000224197337225472" calcext:value-type="float">
            <text:p>0.00022</text:p>
          </table:table-cell>
          <table:table-cell office:value-type="float" office:value="-0.00305707138370603" calcext:value-type="float">
            <text:p>-0.00306</text:p>
          </table:table-cell>
          <table:table-cell office:value-type="float" office:value="-0.00154941236697927" calcext:value-type="float">
            <text:p>-0.00155</text:p>
          </table:table-cell>
          <table:table-cell office:value-type="float" office:value="-0.00112461741223627" calcext:value-type="float">
            <text:p>-0.00112</text:p>
          </table:table-cell>
          <table:table-cell office:value-type="float" office:value="-0.00442948585287572" calcext:value-type="float">
            <text:p>-0.00443</text:p>
          </table:table-cell>
          <table:table-cell office:value-type="float" office:value="0.0085821288399467" calcext:value-type="float">
            <text:p>0.00858</text:p>
          </table:table-cell>
          <table:table-cell office:value-type="float" office:value="0.0000862297450867199" calcext:value-type="float">
            <text:p>0.00009</text:p>
          </table:table-cell>
          <table:table-cell office:value-type="float" office:value="-0.00104655680089461" calcext:value-type="float">
            <text:p>-0.00105</text:p>
          </table:table-cell>
          <table:table-cell office:value-type="float" office:value="0.00876638818997411" calcext:value-type="float">
            <text:p>0.00877</text:p>
          </table:table-cell>
          <table:table-cell office:value-type="float" office:value="-0.00287371971520584" calcext:value-type="float">
            <text:p>-0.00287</text:p>
          </table:table-cell>
          <table:table-cell office:value-type="float" office:value="-0.00029136577024039" calcext:value-type="float">
            <text:p>-0.00029</text:p>
          </table:table-cell>
          <table:table-cell office:value-type="float" office:value="0.00253333914249511" calcext:value-type="float">
            <text:p>0.00253</text:p>
          </table:table-cell>
        </table:table-row>
        <table:table-row table:style-name="ro1">
          <table:table-cell office:value-type="string" calcext:value-type="string">
            <text:p>Defender</text:p>
          </table:table-cell>
          <table:table-cell office:value-type="float" office:value="-0.00514110817022297" calcext:value-type="float">
            <text:p>-0.00514</text:p>
          </table:table-cell>
          <table:table-cell office:value-type="float" office:value="0.0125260050757551" calcext:value-type="float">
            <text:p>0.01253</text:p>
          </table:table-cell>
          <table:table-cell office:value-type="float" office:value="0.000190613120718012" calcext:value-type="float">
            <text:p>0.00019</text:p>
          </table:table-cell>
          <table:table-cell office:value-type="float" office:value="0.0163255599487342" calcext:value-type="float">
            <text:p>0.01633</text:p>
          </table:table-cell>
          <table:table-cell office:value-type="float" office:value="0.0387906777476428" calcext:value-type="float">
            <text:p>0.03879</text:p>
          </table:table-cell>
          <table:table-cell office:value-type="float" office:value="0.00212397477371499" calcext:value-type="float">
            <text:p>0.00212</text:p>
          </table:table-cell>
          <table:table-cell office:value-type="float" office:value="-0.192747987670054" calcext:value-type="float">
            <text:p>-0.19275</text:p>
          </table:table-cell>
          <table:table-cell office:value-type="float" office:value="-0.0299770901182528" calcext:value-type="float">
            <text:p>-0.02998</text:p>
          </table:table-cell>
          <table:table-cell office:value-type="float" office:value="0.00336386773990931" calcext:value-type="float">
            <text:p>0.00336</text:p>
          </table:table-cell>
          <table:table-cell office:value-type="float" office:value="0.0163146677704074" calcext:value-type="float">
            <text:p>0.01631</text:p>
          </table:table-cell>
          <table:table-cell office:value-type="float" office:value="0.0362491694714026" calcext:value-type="float">
            <text:p>0.03625</text:p>
          </table:table-cell>
          <table:table-cell office:value-type="float" office:value="0.0177615121248098" calcext:value-type="float">
            <text:p>0.01776</text:p>
          </table:table-cell>
          <table:table-cell office:value-type="float" office:value="-0.0050122173933565" calcext:value-type="float">
            <text:p>-0.00501</text:p>
          </table:table-cell>
          <table:table-cell office:value-type="float" office:value="-0.000502855566084661" calcext:value-type="float">
            <text:p>-0.00050</text:p>
          </table:table-cell>
          <table:table-cell office:value-type="float" office:value="0.00542612016977276" calcext:value-type="float">
            <text:p>0.00543</text:p>
          </table:table-cell>
          <table:table-cell office:value-type="float" office:value="0.001337922571135" calcext:value-type="float">
            <text:p>0.00134</text:p>
          </table:table-cell>
          <table:table-cell office:value-type="float" office:value="0.000764267845926507" calcext:value-type="float">
            <text:p>0.00076</text:p>
          </table:table-cell>
          <table:table-cell office:value-type="float" office:value="0.00604697433439714" calcext:value-type="float">
            <text:p>0.00605</text:p>
          </table:table-cell>
          <table:table-cell office:value-type="float" office:value="0.00387761548432071" calcext:value-type="float">
            <text:p>0.00388</text:p>
          </table:table-cell>
          <table:table-cell office:value-type="float" office:value="0.00460194534304916" calcext:value-type="float">
            <text:p>0.00460</text:p>
          </table:table-cell>
          <table:table-cell office:value-type="float" office:value="-0.000820544100614684" calcext:value-type="float">
            <text:p>-0.00082</text:p>
          </table:table-cell>
          <table:table-cell office:value-type="float" office:value="0.0113532805425757" calcext:value-type="float">
            <text:p>0.01135</text:p>
          </table:table-cell>
          <table:table-cell office:value-type="float" office:value="-0.000383041604490482" calcext:value-type="float">
            <text:p>-0.00038</text:p>
          </table:table-cell>
          <table:table-cell office:value-type="float" office:value="-0.00103112621493172" calcext:value-type="float">
            <text:p>-0.00103</text:p>
          </table:table-cell>
          <table:table-cell office:value-type="float" office:value="0.0101642177419062" calcext:value-type="float">
            <text:p>0.01016</text:p>
          </table:table-cell>
          <table:table-cell office:value-type="float" office:value="0.0322662629299234" calcext:value-type="float">
            <text:p>0.03227</text:p>
          </table:table-cell>
          <table:table-cell office:value-type="float" office:value="0.000501040203030204" calcext:value-type="float">
            <text:p>0.00050</text:p>
          </table:table-cell>
          <table:table-cell office:value-type="float" office:value="0.0164925733497442" calcext:value-type="float">
            <text:p>0.01649</text:p>
          </table:table-cell>
        </table:table-row>
        <table:table-row table:style-name="ro1">
          <table:table-cell office:value-type="string" calcext:value-type="string">
            <text:p>Defense</text:p>
          </table:table-cell>
          <table:table-cell office:value-type="float" office:value="-0.00184803958943749" calcext:value-type="float">
            <text:p>-0.00185</text:p>
          </table:table-cell>
          <table:table-cell office:value-type="float" office:value="0.0122173933564974" calcext:value-type="float">
            <text:p>0.01222</text:p>
          </table:table-cell>
          <table:table-cell office:value-type="float" office:value="0.00120630874968685" calcext:value-type="float">
            <text:p>0.00121</text:p>
          </table:table-cell>
          <table:table-cell office:value-type="float" office:value="0.0101599818947791" calcext:value-type="float">
            <text:p>0.01016</text:p>
          </table:table-cell>
          <table:table-cell office:value-type="float" office:value="0.039780353172831" calcext:value-type="float">
            <text:p>0.03978</text:p>
          </table:table-cell>
          <table:table-cell office:value-type="float" office:value="0.00488968038718063" calcext:value-type="float">
            <text:p>0.00489</text:p>
          </table:table-cell>
          <table:table-cell office:value-type="float" office:value="-0.0299770901182528" calcext:value-type="float">
            <text:p>-0.02998</text:p>
          </table:table-cell>
          <table:table-cell office:value-type="float" office:value="-0.184297170091046" calcext:value-type="float">
            <text:p>-0.18430</text:p>
          </table:table-cell>
          <table:table-cell office:value-type="float" office:value="0.00898907272465421" calcext:value-type="float">
            <text:p>0.00899</text:p>
          </table:table-cell>
          <table:table-cell office:value-type="float" office:value="0.0149970167533805" calcext:value-type="float">
            <text:p>0.01500</text:p>
          </table:table-cell>
          <table:table-cell office:value-type="float" office:value="0.0425203411430252" calcext:value-type="float">
            <text:p>0.04252</text:p>
          </table:table-cell>
          <table:table-cell office:value-type="float" office:value="0.00126682085150209" calcext:value-type="float">
            <text:p>0.00127</text:p>
          </table:table-cell>
          <table:table-cell office:value-type="float" office:value="-0.00070405830462035" calcext:value-type="float">
            <text:p>-0.00070</text:p>
          </table:table-cell>
          <table:table-cell office:value-type="float" office:value="0.000522219438665539" calcext:value-type="float">
            <text:p>0.00052</text:p>
          </table:table-cell>
          <table:table-cell office:value-type="float" office:value="-0.00277690035230145" calcext:value-type="float">
            <text:p>-0.00278</text:p>
          </table:table-cell>
          <table:table-cell office:value-type="float" office:value="0.00117847318285184" calcext:value-type="float">
            <text:p>0.00118</text:p>
          </table:table-cell>
          <table:table-cell office:value-type="float" office:value="0.00174244597176989" calcext:value-type="float">
            <text:p>0.00174</text:p>
          </table:table-cell>
          <table:table-cell office:value-type="float" office:value="0.00616557805395501" calcext:value-type="float">
            <text:p>0.00617</text:p>
          </table:table-cell>
          <table:table-cell office:value-type="float" office:value="0.000879543399884539" calcext:value-type="float">
            <text:p>0.00088</text:p>
          </table:table-cell>
          <table:table-cell office:value-type="float" office:value="0.00892886318334803" calcext:value-type="float">
            <text:p>0.00893</text:p>
          </table:table-cell>
          <table:table-cell office:value-type="float" office:value="0.00434839963644329" calcext:value-type="float">
            <text:p>0.00435</text:p>
          </table:table-cell>
          <table:table-cell office:value-type="float" office:value="0.0125916607062246" calcext:value-type="float">
            <text:p>0.01259</text:p>
          </table:table-cell>
          <table:table-cell office:value-type="float" office:value="0.000120116522103255" calcext:value-type="float">
            <text:p>0.00012</text:p>
          </table:table-cell>
          <table:table-cell office:value-type="float" office:value="0.00249098067122444" calcext:value-type="float">
            <text:p>0.00249</text:p>
          </table:table-cell>
          <table:table-cell office:value-type="float" office:value="0.00229885474796104" calcext:value-type="float">
            <text:p>0.00230</text:p>
          </table:table-cell>
          <table:table-cell office:value-type="float" office:value="0.0315903427526471" calcext:value-type="float">
            <text:p>0.03159</text:p>
          </table:table-cell>
          <table:table-cell office:value-type="float" office:value="0.00146045957731087" calcext:value-type="float">
            <text:p>0.00146</text:p>
          </table:table-cell>
          <table:table-cell office:value-type="float" office:value="0.00862993340038073" calcext:value-type="float">
            <text:p>0.00863</text:p>
          </table:table-cell>
        </table:table-row>
        <table:table-row table:style-name="ro1">
          <table:table-cell office:value-type="string" calcext:value-type="string">
            <text:p>Fast-Redeploy</text:p>
          </table:table-cell>
          <table:table-cell office:value-type="float" office:value="-0.00340017500099845" calcext:value-type="float">
            <text:p>-0.00340</text:p>
          </table:table-cell>
          <table:table-cell office:value-type="float" office:value="0.00373238643996413" calcext:value-type="float">
            <text:p>0.00373</text:p>
          </table:table-cell>
          <table:table-cell office:value-type="float" office:value="0.000283196636495333" calcext:value-type="float">
            <text:p>0.00028</text:p>
          </table:table-cell>
          <table:table-cell office:value-type="float" office:value="0.0104286556268388" calcext:value-type="float">
            <text:p>0.01043</text:p>
          </table:table-cell>
          <table:table-cell office:value-type="float" office:value="0.00244650427639024" calcext:value-type="float">
            <text:p>0.00245</text:p>
          </table:table-cell>
          <table:table-cell office:value-type="float" office:value="-0.00425702636270228" calcext:value-type="float">
            <text:p>-0.00426</text:p>
          </table:table-cell>
          <table:table-cell office:value-type="float" office:value="0.00336386773990931" calcext:value-type="float">
            <text:p>0.00336</text:p>
          </table:table-cell>
          <table:table-cell office:value-type="float" office:value="0.00898907272465421" calcext:value-type="float">
            <text:p>0.00899</text:p>
          </table:table-cell>
          <table:table-cell office:value-type="float" office:value="-0.0539332261058889" calcext:value-type="float">
            <text:p>-0.05393</text:p>
          </table:table-cell>
          <table:table-cell office:value-type="float" office:value="0.000286222241586098" calcext:value-type="float">
            <text:p>0.00029</text:p>
          </table:table-cell>
          <table:table-cell office:value-type="float" office:value="0.00282652027578996" calcext:value-type="float">
            <text:p>0.00283</text:p>
          </table:table-cell>
          <table:table-cell office:value-type="float" office:value="0.00836942880206613" calcext:value-type="float">
            <text:p>0.00837</text:p>
          </table:table-cell>
          <table:table-cell office:value-type="float" office:value="-0.000329185833874916" calcext:value-type="float">
            <text:p>-0.00033</text:p>
          </table:table-cell>
          <table:table-cell office:value-type="float" office:value="-0.000298324661949143" calcext:value-type="float">
            <text:p>-0.00030</text:p>
          </table:table-cell>
          <table:table-cell office:value-type="float" office:value="0.00693710735209935" calcext:value-type="float">
            <text:p>0.00694</text:p>
          </table:table-cell>
          <table:table-cell office:value-type="float" office:value="-0.0000151280254538105" calcext:value-type="float">
            <text:p>-0.00002</text:p>
          </table:table-cell>
          <table:table-cell office:value-type="float" office:value="-0.000140993197229514" calcext:value-type="float">
            <text:p>-0.00014</text:p>
          </table:table-cell>
          <table:table-cell office:value-type="float" office:value="-0.00735343061258821" calcext:value-type="float">
            <text:p>-0.00735</text:p>
          </table:table-cell>
          <table:table-cell office:value-type="float" office:value="0.0010619873868575" calcext:value-type="float">
            <text:p>0.00106</text:p>
          </table:table-cell>
          <table:table-cell office:value-type="float" office:value="0.00400832162424163" calcext:value-type="float">
            <text:p>0.00401</text:p>
          </table:table-cell>
          <table:table-cell office:value-type="float" office:value="-0.0113435986062853" calcext:value-type="float">
            <text:p>-0.01134</text:p>
          </table:table-cell>
          <table:table-cell office:value-type="float" office:value="0.00957906571735282" calcext:value-type="float">
            <text:p>0.00958</text:p>
          </table:table-cell>
          <table:table-cell office:value-type="float" office:value="0.000157331464719629" calcext:value-type="float">
            <text:p>0.00016</text:p>
          </table:table-cell>
          <table:table-cell office:value-type="float" office:value="-0.0021990097799659" calcext:value-type="float">
            <text:p>-0.00220</text:p>
          </table:table-cell>
          <table:table-cell office:value-type="float" office:value="0.00635437581161857" calcext:value-type="float">
            <text:p>0.00635</text:p>
          </table:table-cell>
          <table:table-cell office:value-type="float" office:value="0.000102870573085913" calcext:value-type="float">
            <text:p>0.00010</text:p>
          </table:table-cell>
          <table:table-cell office:value-type="float" office:value="-0.000628115616842212" calcext:value-type="float">
            <text:p>-0.00063</text:p>
          </table:table-cell>
          <table:table-cell office:value-type="float" office:value="0.0149864271355628" calcext:value-type="float">
            <text:p>0.01499</text:p>
          </table:table-cell>
        </table:table-row>
        <table:table-row table:style-name="ro1">
          <table:table-cell office:value-type="string" calcext:value-type="string">
            <text:p>Guard</text:p>
          </table:table-cell>
          <table:table-cell office:value-type="float" office:value="0.0358116669752784" calcext:value-type="float">
            <text:p>0.03581</text:p>
          </table:table-cell>
          <table:table-cell office:value-type="float" office:value="0.0162202688915756" calcext:value-type="float">
            <text:p>0.01622</text:p>
          </table:table-cell>
          <table:table-cell office:value-type="float" office:value="0.000400287553507826" calcext:value-type="float">
            <text:p>0.00040</text:p>
          </table:table-cell>
          <table:table-cell office:value-type="float" office:value="0.013204345737104" calcext:value-type="float">
            <text:p>0.01320</text:p>
          </table:table-cell>
          <table:table-cell office:value-type="float" office:value="-0.0113094092687597" calcext:value-type="float">
            <text:p>-0.01131</text:p>
          </table:table-cell>
          <table:table-cell office:value-type="float" office:value="0.00125169282604828" calcext:value-type="float">
            <text:p>0.00125</text:p>
          </table:table-cell>
          <table:table-cell office:value-type="float" office:value="0.0163146677704074" calcext:value-type="float">
            <text:p>0.01631</text:p>
          </table:table-cell>
          <table:table-cell office:value-type="float" office:value="0.0149970167533805" calcext:value-type="float">
            <text:p>0.01500</text:p>
          </table:table-cell>
          <table:table-cell office:value-type="float" office:value="0.000286222241586098" calcext:value-type="float">
            <text:p>0.00029</text:p>
          </table:table-cell>
          <table:table-cell office:value-type="float" office:value="-0.211222634914757" calcext:value-type="float">
            <text:p>-0.21122</text:p>
          </table:table-cell>
          <table:table-cell office:value-type="float" office:value="0.00951159472382882" calcext:value-type="float">
            <text:p>0.00951</text:p>
          </table:table-cell>
          <table:table-cell office:value-type="float" office:value="0.0247884799481048" calcext:value-type="float">
            <text:p>0.02479</text:p>
          </table:table-cell>
          <table:table-cell office:value-type="float" office:value="-0.0175052433736223" calcext:value-type="float">
            <text:p>-0.01751</text:p>
          </table:table-cell>
          <table:table-cell office:value-type="float" office:value="0.000233576713006834" calcext:value-type="float">
            <text:p>0.00023</text:p>
          </table:table-cell>
          <table:table-cell office:value-type="float" office:value="0.0192361920460473" calcext:value-type="float">
            <text:p>0.01924</text:p>
          </table:table-cell>
          <table:table-cell office:value-type="float" office:value="0.00228402928301631" calcext:value-type="float">
            <text:p>0.00228</text:p>
          </table:table-cell>
          <table:table-cell office:value-type="float" office:value="0.000517075910011244" calcext:value-type="float">
            <text:p>0.00052</text:p>
          </table:table-cell>
          <table:table-cell office:value-type="float" office:value="0.00106803859703902" calcext:value-type="float">
            <text:p>0.00107</text:p>
          </table:table-cell>
          <table:table-cell office:value-type="float" office:value="0.0330604842662484" calcext:value-type="float">
            <text:p>0.03306</text:p>
          </table:table-cell>
          <table:table-cell office:value-type="float" office:value="-0.00628750993911272" calcext:value-type="float">
            <text:p>-0.00629</text:p>
          </table:table-cell>
          <table:table-cell office:value-type="float" office:value="0.00301955388058058" calcext:value-type="float">
            <text:p>0.00302</text:p>
          </table:table-cell>
          <table:table-cell office:value-type="float" office:value="0.0136536480930821" calcext:value-type="float">
            <text:p>0.01365</text:p>
          </table:table-cell>
          <table:table-cell office:value-type="float" office:value="0.000283499197004409" calcext:value-type="float">
            <text:p>0.00028</text:p>
          </table:table-cell>
          <table:table-cell office:value-type="float" office:value="0.00363465939553251" calcext:value-type="float">
            <text:p>0.00363</text:p>
          </table:table-cell>
          <table:table-cell office:value-type="float" office:value="0.0115844367715099" calcext:value-type="float">
            <text:p>0.01158</text:p>
          </table:table-cell>
          <table:table-cell office:value-type="float" office:value="-0.00266011199579804" calcext:value-type="float">
            <text:p>-0.00266</text:p>
          </table:table-cell>
          <table:table-cell office:value-type="float" office:value="-0.000249612419987874" calcext:value-type="float">
            <text:p>-0.00025</text:p>
          </table:table-cell>
          <table:table-cell office:value-type="float" office:value="0.0266891650661216" calcext:value-type="float">
            <text:p>0.02669</text:p>
          </table:table-cell>
        </table:table-row>
        <table:table-row table:style-name="ro1">
          <table:table-cell office:value-type="string" calcext:value-type="string">
            <text:p>Healing</text:p>
          </table:table-cell>
          <table:table-cell office:value-type="float" office:value="-0.00077879075036217" calcext:value-type="float">
            <text:p>-0.00078</text:p>
          </table:table-cell>
          <table:table-cell office:value-type="float" office:value="0.013931096079905" calcext:value-type="float">
            <text:p>0.01393</text:p>
          </table:table-cell>
          <table:table-cell office:value-type="float" office:value="0.00105381825311244" calcext:value-type="float">
            <text:p>0.00105</text:p>
          </table:table-cell>
          <table:table-cell office:value-type="float" office:value="0.00352906577786491" calcext:value-type="float">
            <text:p>0.00353</text:p>
          </table:table-cell>
          <table:table-cell office:value-type="float" office:value="-0.0110419457787363" calcext:value-type="float">
            <text:p>-0.01104</text:p>
          </table:table-cell>
          <table:table-cell office:value-type="float" office:value="-0.00212669781829668" calcext:value-type="float">
            <text:p>-0.00213</text:p>
          </table:table-cell>
          <table:table-cell office:value-type="float" office:value="0.0362491694714026" calcext:value-type="float">
            <text:p>0.03625</text:p>
          </table:table-cell>
          <table:table-cell office:value-type="float" office:value="0.0425203411430252" calcext:value-type="float">
            <text:p>0.04252</text:p>
          </table:table-cell>
          <table:table-cell office:value-type="float" office:value="0.00282652027578996" calcext:value-type="float">
            <text:p>0.00283</text:p>
          </table:table-cell>
          <table:table-cell office:value-type="float" office:value="0.00951159472382882" calcext:value-type="float">
            <text:p>0.00951</text:p>
          </table:table-cell>
          <table:table-cell office:value-type="float" office:value="-0.167557102244878" calcext:value-type="float">
            <text:p>-0.16756</text:p>
          </table:table-cell>
          <table:table-cell office:value-type="float" office:value="0.0042071038787047" calcext:value-type="float">
            <text:p>0.00421</text:p>
          </table:table-cell>
          <table:table-cell office:value-type="float" office:value="0.04178511910597" calcext:value-type="float">
            <text:p>0.04179</text:p>
          </table:table-cell>
          <table:table-cell office:value-type="float" office:value="0.000936727336099946" calcext:value-type="float">
            <text:p>0.00094</text:p>
          </table:table-cell>
          <table:table-cell office:value-type="float" office:value="0.00673136620592753" calcext:value-type="float">
            <text:p>0.00673</text:p>
          </table:table-cell>
          <table:table-cell office:value-type="float" office:value="-0.000209674432789813" calcext:value-type="float">
            <text:p>-0.00021</text:p>
          </table:table-cell>
          <table:table-cell office:value-type="float" office:value="0.000972126915661863" calcext:value-type="float">
            <text:p>0.00097</text:p>
          </table:table-cell>
          <table:table-cell office:value-type="float" office:value="0.000985742138570293" calcext:value-type="float">
            <text:p>0.00099</text:p>
          </table:table-cell>
          <table:table-cell office:value-type="float" office:value="-0.0040927360062739" calcext:value-type="float">
            <text:p>-0.00409</text:p>
          </table:table-cell>
          <table:table-cell office:value-type="float" office:value="0.00854763694191201" calcext:value-type="float">
            <text:p>0.00855</text:p>
          </table:table-cell>
          <table:table-cell office:value-type="float" office:value="-0.00219477393283883" calcext:value-type="float">
            <text:p>-0.00219</text:p>
          </table:table-cell>
          <table:table-cell office:value-type="float" office:value="0.00861843610103584" calcext:value-type="float">
            <text:p>0.00862</text:p>
          </table:table-cell>
          <table:table-cell office:value-type="float" office:value="0.0000353995795619167" calcext:value-type="float">
            <text:p>0.00004</text:p>
          </table:table-cell>
          <table:table-cell office:value-type="float" office:value="-0.00140236795956823" calcext:value-type="float">
            <text:p>-0.00140</text:p>
          </table:table-cell>
          <table:table-cell office:value-type="float" office:value="0.00416625820997942" calcext:value-type="float">
            <text:p>0.00417</text:p>
          </table:table-cell>
          <table:table-cell office:value-type="float" office:value="-0.0100153579714407" calcext:value-type="float">
            <text:p>-0.01002</text:p>
          </table:table-cell>
          <table:table-cell office:value-type="float" office:value="-0.0004438562668148" calcext:value-type="float">
            <text:p>-0.00044</text:p>
          </table:table-cell>
          <table:table-cell office:value-type="float" office:value="0.0123653454454356" calcext:value-type="float">
            <text:p>0.01237</text:p>
          </table:table-cell>
        </table:table-row>
        <table:table-row table:style-name="ro1">
          <table:table-cell office:value-type="string" calcext:value-type="string">
            <text:p>Medic</text:p>
          </table:table-cell>
          <table:table-cell office:value-type="float" office:value="0.00642820057583316" calcext:value-type="float">
            <text:p>0.00643</text:p>
          </table:table-cell>
          <table:table-cell office:value-type="float" office:value="0.0149476993904011" calcext:value-type="float">
            <text:p>0.01495</text:p>
          </table:table-cell>
          <table:table-cell office:value-type="float" office:value="0.00136424533542463" calcext:value-type="float">
            <text:p>0.00136</text:p>
          </table:table-cell>
          <table:table-cell office:value-type="float" office:value="0.0279807958793679" calcext:value-type="float">
            <text:p>0.02798</text:p>
          </table:table-cell>
          <table:table-cell office:value-type="float" office:value="0.00436746094851509" calcext:value-type="float">
            <text:p>0.00437</text:p>
          </table:table-cell>
          <table:table-cell office:value-type="float" office:value="0.00717340710968787" calcext:value-type="float">
            <text:p>0.00717</text:p>
          </table:table-cell>
          <table:table-cell office:value-type="float" office:value="0.0177615121248098" calcext:value-type="float">
            <text:p>0.01776</text:p>
          </table:table-cell>
          <table:table-cell office:value-type="float" office:value="0.00126682085150209" calcext:value-type="float">
            <text:p>0.00127</text:p>
          </table:table-cell>
          <table:table-cell office:value-type="float" office:value="0.00836942880206613" calcext:value-type="float">
            <text:p>0.00837</text:p>
          </table:table-cell>
          <table:table-cell office:value-type="float" office:value="0.0247884799481048" calcext:value-type="float">
            <text:p>0.02479</text:p>
          </table:table-cell>
          <table:table-cell office:value-type="float" office:value="0.0042071038787047" calcext:value-type="float">
            <text:p>0.00421</text:p>
          </table:table-cell>
          <table:table-cell office:value-type="float" office:value="-0.237160542236842" calcext:value-type="float">
            <text:p>-0.23716</text:p>
          </table:table-cell>
          <table:table-cell office:value-type="float" office:value="0.0215752873417155" calcext:value-type="float">
            <text:p>0.02158</text:p>
          </table:table-cell>
          <table:table-cell office:value-type="float" office:value="0.00115154529754406" calcext:value-type="float">
            <text:p>0.00115</text:p>
          </table:table-cell>
          <table:table-cell office:value-type="float" office:value="0.00631504294543867" calcext:value-type="float">
            <text:p>0.00632</text:p>
          </table:table-cell>
          <table:table-cell office:value-type="float" office:value="0.000315570610966487" calcext:value-type="float">
            <text:p>0.00032</text:p>
          </table:table-cell>
          <table:table-cell office:value-type="float" office:value="0.00221504548694693" calcext:value-type="float">
            <text:p>0.00222</text:p>
          </table:table-cell>
          <table:table-cell office:value-type="float" office:value="0.00263348667099933" calcext:value-type="float">
            <text:p>0.00263</text:p>
          </table:table-cell>
          <table:table-cell office:value-type="float" office:value="0.00600975939178076" calcext:value-type="float">
            <text:p>0.00601</text:p>
          </table:table-cell>
          <table:table-cell office:value-type="float" office:value="0.0205998322604538" calcext:value-type="float">
            <text:p>0.02060</text:p>
          </table:table-cell>
          <table:table-cell office:value-type="float" office:value="0.00954275845626367" calcext:value-type="float">
            <text:p>0.00954</text:p>
          </table:table-cell>
          <table:table-cell office:value-type="float" office:value="0.017837454812588" calcext:value-type="float">
            <text:p>0.01784</text:p>
          </table:table-cell>
          <table:table-cell office:value-type="float" office:value="0.00106350018940288" calcext:value-type="float">
            <text:p>0.00106</text:p>
          </table:table-cell>
          <table:table-cell office:value-type="float" office:value="0.00414417129281685" calcext:value-type="float">
            <text:p>0.00414</text:p>
          </table:table-cell>
          <table:table-cell office:value-type="float" office:value="0.00690866666424618" calcext:value-type="float">
            <text:p>0.00691</text:p>
          </table:table-cell>
          <table:table-cell office:value-type="float" office:value="0.00434476891033438" calcext:value-type="float">
            <text:p>0.00434</text:p>
          </table:table-cell>
          <table:table-cell office:value-type="float" office:value="0.00154033555170699" calcext:value-type="float">
            <text:p>0.00154</text:p>
          </table:table-cell>
          <table:table-cell office:value-type="float" office:value="0.0114425358927532" calcext:value-type="float">
            <text:p>0.01144</text:p>
          </table:table-cell>
        </table:table-row>
        <table:table-row table:style-name="ro1">
          <table:table-cell office:value-type="string" calcext:value-type="string">
            <text:p>Melee</text:p>
          </table:table-cell>
          <table:table-cell office:value-type="float" office:value="0.0283069561081521" calcext:value-type="float">
            <text:p>0.02831</text:p>
          </table:table-cell>
          <table:table-cell office:value-type="float" office:value="0.019052235256529" calcext:value-type="float">
            <text:p>0.01905</text:p>
          </table:table-cell>
          <table:table-cell office:value-type="float" office:value="0.000204228343626442" calcext:value-type="float">
            <text:p>0.00020</text:p>
          </table:table-cell>
          <table:table-cell office:value-type="float" office:value="0.0207090566042303" calcext:value-type="float">
            <text:p>0.02071</text:p>
          </table:table-cell>
          <table:table-cell office:value-type="float" office:value="0.00239839715544711" calcext:value-type="float">
            <text:p>0.00240</text:p>
          </table:table-cell>
          <table:table-cell office:value-type="float" office:value="0.00331031452980281" calcext:value-type="float">
            <text:p>0.00331</text:p>
          </table:table-cell>
          <table:table-cell office:value-type="float" office:value="-0.0050122173933565" calcext:value-type="float">
            <text:p>-0.00501</text:p>
          </table:table-cell>
          <table:table-cell office:value-type="float" office:value="-0.00070405830462035" calcext:value-type="float">
            <text:p>-0.00070</text:p>
          </table:table-cell>
          <table:table-cell office:value-type="float" office:value="-0.000329185833874916" calcext:value-type="float">
            <text:p>-0.00033</text:p>
          </table:table-cell>
          <table:table-cell office:value-type="float" office:value="-0.0175052433736223" calcext:value-type="float">
            <text:p>-0.01751</text:p>
          </table:table-cell>
          <table:table-cell office:value-type="float" office:value="0.04178511910597" calcext:value-type="float">
            <text:p>0.04179</text:p>
          </table:table-cell>
          <table:table-cell office:value-type="float" office:value="0.0215752873417155" calcext:value-type="float">
            <text:p>0.02158</text:p>
          </table:table-cell>
          <table:table-cell office:value-type="float" office:value="-0.194056561871809" calcext:value-type="float">
            <text:p>-0.19406</text:p>
          </table:table-cell>
          <table:table-cell office:value-type="float" office:value="0.000609356865279487" calcext:value-type="float">
            <text:p>0.00061</text:p>
          </table:table-cell>
          <table:table-cell office:value-type="float" office:value="0.0140950838758243" calcext:value-type="float">
            <text:p>0.01410</text:p>
          </table:table-cell>
          <table:table-cell office:value-type="float" office:value="-0.00193668981859682" calcext:value-type="float">
            <text:p>-0.00194</text:p>
          </table:table-cell>
          <table:table-cell office:value-type="float" office:value="0.000783934279016461" calcext:value-type="float">
            <text:p>0.00078</text:p>
          </table:table-cell>
          <table:table-cell office:value-type="float" office:value="0.00171612320748026" calcext:value-type="float">
            <text:p>0.00172</text:p>
          </table:table-cell>
          <table:table-cell office:value-type="float" office:value="0.0306750972126916" calcext:value-type="float">
            <text:p>0.03068</text:p>
          </table:table-cell>
          <table:table-cell office:value-type="float" office:value="-0.0139283730353233" calcext:value-type="float">
            <text:p>-0.01393</text:p>
          </table:table-cell>
          <table:table-cell office:value-type="float" office:value="0.000971824355152785" calcext:value-type="float">
            <text:p>0.00097</text:p>
          </table:table-cell>
          <table:table-cell office:value-type="float" office:value="0.0107454364798416" calcext:value-type="float">
            <text:p>0.01075</text:p>
          </table:table-cell>
          <table:table-cell office:value-type="float" office:value="0.000724632419237523" calcext:value-type="float">
            <text:p>0.00072</text:p>
          </table:table-cell>
          <table:table-cell office:value-type="float" office:value="-0.00152823313134394" calcext:value-type="float">
            <text:p>-0.00153</text:p>
          </table:table-cell>
          <table:table-cell office:value-type="float" office:value="0.0160284455288213" calcext:value-type="float">
            <text:p>0.01603</text:p>
          </table:table-cell>
          <table:table-cell office:value-type="float" office:value="0.0045886326806498" calcext:value-type="float">
            <text:p>0.00459</text:p>
          </table:table-cell>
          <table:table-cell office:value-type="float" office:value="0.00107378724671147" calcext:value-type="float">
            <text:p>0.00107</text:p>
          </table:table-cell>
          <table:table-cell office:value-type="float" office:value="0.0131828639409596" calcext:value-type="float">
            <text:p>0.01318</text:p>
          </table:table-cell>
        </table:table-row>
        <table:table-row table:style-name="ro1">
          <table:table-cell office:value-type="string" calcext:value-type="string">
            <text:p>Nuker</text:p>
          </table:table-cell>
          <table:table-cell office:value-type="float" office:value="0.000711622317347246" calcext:value-type="float">
            <text:p>0.00071</text:p>
          </table:table-cell>
          <table:table-cell office:value-type="float" office:value="0.000540978190228264" calcext:value-type="float">
            <text:p>0.00054</text:p>
          </table:table-cell>
          <table:table-cell office:value-type="float" office:value="-0.00107832565434761" calcext:value-type="float">
            <text:p>-0.00108</text:p>
          </table:table-cell>
          <table:table-cell office:value-type="float" office:value="0.00173306659598853" calcext:value-type="float">
            <text:p>0.00173</text:p>
          </table:table-cell>
          <table:table-cell office:value-type="float" office:value="0.000188192636645403" calcext:value-type="float">
            <text:p>0.00019</text:p>
          </table:table-cell>
          <table:table-cell office:value-type="float" office:value="-0.000412087413361798" calcext:value-type="float">
            <text:p>-0.00041</text:p>
          </table:table-cell>
          <table:table-cell office:value-type="float" office:value="-0.000502855566084661" calcext:value-type="float">
            <text:p>-0.00050</text:p>
          </table:table-cell>
          <table:table-cell office:value-type="float" office:value="0.000522219438665539" calcext:value-type="float">
            <text:p>0.00052</text:p>
          </table:table-cell>
          <table:table-cell office:value-type="float" office:value="-0.000298324661949143" calcext:value-type="float">
            <text:p>-0.00030</text:p>
          </table:table-cell>
          <table:table-cell office:value-type="float" office:value="0.000233576713006834" calcext:value-type="float">
            <text:p>0.00023</text:p>
          </table:table-cell>
          <table:table-cell office:value-type="float" office:value="0.000936727336099946" calcext:value-type="float">
            <text:p>0.00094</text:p>
          </table:table-cell>
          <table:table-cell office:value-type="float" office:value="0.00115154529754406" calcext:value-type="float">
            <text:p>0.00115</text:p>
          </table:table-cell>
          <table:table-cell office:value-type="float" office:value="0.000609356865279487" calcext:value-type="float">
            <text:p>0.00061</text:p>
          </table:table-cell>
          <table:table-cell office:value-type="float" office:value="-0.00438107617142352" calcext:value-type="float">
            <text:p>-0.00438</text:p>
          </table:table-cell>
          <table:table-cell office:value-type="float" office:value="-0.000101055210031454" calcext:value-type="float">
            <text:p>-0.00010</text:p>
          </table:table-cell>
          <table:table-cell office:value-type="float" office:value="0.0000411482292343646" calcext:value-type="float">
            <text:p>0.00004</text:p>
          </table:table-cell>
          <table:table-cell office:value-type="float" office:value="-0.00106864371805717" calcext:value-type="float">
            <text:p>-0.00107</text:p>
          </table:table-cell>
          <table:table-cell office:value-type="float" office:value="0.000111342267340045" calcext:value-type="float">
            <text:p>0.00011</text:p>
          </table:table-cell>
          <table:table-cell office:value-type="float" office:value="0.000631746342951127" calcext:value-type="float">
            <text:p>0.00063</text:p>
          </table:table-cell>
          <table:table-cell office:value-type="float" office:value="-0.000495594113866832" calcext:value-type="float">
            <text:p>-0.00050</text:p>
          </table:table-cell>
          <table:table-cell office:value-type="float" office:value="-0.00032252950267524" calcext:value-type="float">
            <text:p>-0.00032</text:p>
          </table:table-cell>
          <table:table-cell office:value-type="float" office:value="0.00166771352602807" calcext:value-type="float">
            <text:p>0.00167</text:p>
          </table:table-cell>
          <table:table-cell office:value-type="float" office:value="-0.000537952585137502" calcext:value-type="float">
            <text:p>-0.00054</text:p>
          </table:table-cell>
          <table:table-cell office:value-type="float" office:value="0.0000847169425413389" calcext:value-type="float">
            <text:p>0.00008</text:p>
          </table:table-cell>
          <table:table-cell office:value-type="float" office:value="0.000361862368855147" calcext:value-type="float">
            <text:p>0.00036</text:p>
          </table:table-cell>
          <table:table-cell office:value-type="float" office:value="0.000600280050007201" calcext:value-type="float">
            <text:p>0.00060</text:p>
          </table:table-cell>
          <table:table-cell office:value-type="float" office:value="-0.00161385775541251" calcext:value-type="float">
            <text:p>-0.00161</text:p>
          </table:table-cell>
          <table:table-cell office:value-type="float" office:value="0.00119511401085103" calcext:value-type="float">
            <text:p>0.00120</text:p>
          </table:table-cell>
        </table:table-row>
        <table:table-row table:style-name="ro1">
          <table:table-cell office:value-type="string" calcext:value-type="string">
            <text:p>Ranged</text:p>
          </table:table-cell>
          <table:table-cell office:value-type="float" office:value="0.000824174826723596" calcext:value-type="float">
            <text:p>0.00082</text:p>
          </table:table-cell>
          <table:table-cell office:value-type="float" office:value="0.0196258899817375" calcext:value-type="float">
            <text:p>0.01963</text:p>
          </table:table-cell>
          <table:table-cell office:value-type="float" office:value="0.00064263852127787" calcext:value-type="float">
            <text:p>0.00064</text:p>
          </table:table-cell>
          <table:table-cell office:value-type="float" office:value="0.0159830614524599" calcext:value-type="float">
            <text:p>0.01598</text:p>
          </table:table-cell>
          <table:table-cell office:value-type="float" office:value="0.0112050258931284" calcext:value-type="float">
            <text:p>0.01121</text:p>
          </table:table-cell>
          <table:table-cell office:value-type="float" office:value="0.000586362266589695" calcext:value-type="float">
            <text:p>0.00059</text:p>
          </table:table-cell>
          <table:table-cell office:value-type="float" office:value="0.00542612016977276" calcext:value-type="float">
            <text:p>0.00543</text:p>
          </table:table-cell>
          <table:table-cell office:value-type="float" office:value="-0.00277690035230145" calcext:value-type="float">
            <text:p>-0.00278</text:p>
          </table:table-cell>
          <table:table-cell office:value-type="float" office:value="0.00693710735209935" calcext:value-type="float">
            <text:p>0.00694</text:p>
          </table:table-cell>
          <table:table-cell office:value-type="float" office:value="0.0192361920460473" calcext:value-type="float">
            <text:p>0.01924</text:p>
          </table:table-cell>
          <table:table-cell office:value-type="float" office:value="0.00673136620592753" calcext:value-type="float">
            <text:p>0.00673</text:p>
          </table:table-cell>
          <table:table-cell office:value-type="float" office:value="0.00631504294543867" calcext:value-type="float">
            <text:p>0.00632</text:p>
          </table:table-cell>
          <table:table-cell office:value-type="float" office:value="0.0140950838758243" calcext:value-type="float">
            <text:p>0.01410</text:p>
          </table:table-cell>
          <table:table-cell office:value-type="float" office:value="-0.000101055210031454" calcext:value-type="float">
            <text:p>-0.00010</text:p>
          </table:table-cell>
          <table:table-cell office:value-type="float" office:value="-0.228106419002736" calcext:value-type="float">
            <text:p>-0.22811</text:p>
          </table:table-cell>
          <table:table-cell office:value-type="float" office:value="0.000541583311246416" calcext:value-type="float">
            <text:p>0.00054</text:p>
          </table:table-cell>
          <table:table-cell office:value-type="float" office:value="0.00141719342451297" calcext:value-type="float">
            <text:p>0.00142</text:p>
          </table:table-cell>
          <table:table-cell office:value-type="float" office:value="0.00340683133219813" calcext:value-type="float">
            <text:p>0.00341</text:p>
          </table:table-cell>
          <table:table-cell office:value-type="float" office:value="0.00323497696304284" calcext:value-type="float">
            <text:p>0.00323</text:p>
          </table:table-cell>
          <table:table-cell office:value-type="float" office:value="0.00380681632519689" calcext:value-type="float">
            <text:p>0.00381</text:p>
          </table:table-cell>
          <table:table-cell office:value-type="float" office:value="0.009401160138016" calcext:value-type="float">
            <text:p>0.00940</text:p>
          </table:table-cell>
          <table:table-cell office:value-type="float" office:value="0.0179055309271301" calcext:value-type="float">
            <text:p>0.01791</text:p>
          </table:table-cell>
          <table:table-cell office:value-type="float" office:value="0.000968193629043873" calcext:value-type="float">
            <text:p>0.00097</text:p>
          </table:table-cell>
          <table:table-cell office:value-type="float" office:value="0.00347702537030381" calcext:value-type="float">
            <text:p>0.00348</text:p>
          </table:table-cell>
          <table:table-cell office:value-type="float" office:value="0.0217982744369046" calcext:value-type="float">
            <text:p>0.02180</text:p>
          </table:table-cell>
          <table:table-cell office:value-type="float" office:value="0.0381214139015662" calcext:value-type="float">
            <text:p>0.03812</text:p>
          </table:table-cell>
          <table:table-cell office:value-type="float" office:value="0.00235452588163107" calcext:value-type="float">
            <text:p>0.00235</text:p>
          </table:table-cell>
          <table:table-cell office:value-type="float" office:value="0.0158511450705027" calcext:value-type="float">
            <text:p>0.01585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float" office:value="-0.000688022597639302" calcext:value-type="float">
            <text:p>-0.00069</text:p>
          </table:table-cell>
          <table:table-cell office:value-type="float" office:value="0.0012870924056102" calcext:value-type="float">
            <text:p>0.00129</text:p>
          </table:table-cell>
          <table:table-cell office:value-type="float" office:value="-0.00050376324761189" calcext:value-type="float">
            <text:p>-0.00050</text:p>
          </table:table-cell>
          <table:table-cell office:value-type="float" office:value="0.00258265650547453" calcext:value-type="float">
            <text:p>0.00258</text:p>
          </table:table-cell>
          <table:table-cell office:value-type="float" office:value="0.0010187212340596" calcext:value-type="float">
            <text:p>0.00102</text:p>
          </table:table-cell>
          <table:table-cell office:value-type="float" office:value="-0.000806928877706253" calcext:value-type="float">
            <text:p>-0.00081</text:p>
          </table:table-cell>
          <table:table-cell office:value-type="float" office:value="0.001337922571135" calcext:value-type="float">
            <text:p>0.00134</text:p>
          </table:table-cell>
          <table:table-cell office:value-type="float" office:value="0.00117847318285184" calcext:value-type="float">
            <text:p>0.00118</text:p>
          </table:table-cell>
          <table:table-cell office:value-type="float" office:value="-0.0000151280254538105" calcext:value-type="float">
            <text:p>-0.00002</text:p>
          </table:table-cell>
          <table:table-cell office:value-type="float" office:value="0.00228402928301631" calcext:value-type="float">
            <text:p>0.00228</text:p>
          </table:table-cell>
          <table:table-cell office:value-type="float" office:value="-0.000209674432789813" calcext:value-type="float">
            <text:p>-0.00021</text:p>
          </table:table-cell>
          <table:table-cell office:value-type="float" office:value="0.000315570610966487" calcext:value-type="float">
            <text:p>0.00032</text:p>
          </table:table-cell>
          <table:table-cell office:value-type="float" office:value="-0.00193668981859682" calcext:value-type="float">
            <text:p>-0.00194</text:p>
          </table:table-cell>
          <table:table-cell office:value-type="float" office:value="0.0000411482292343646" calcext:value-type="float">
            <text:p>0.00004</text:p>
          </table:table-cell>
          <table:table-cell office:value-type="float" office:value="0.000541583311246416" calcext:value-type="float">
            <text:p>0.00054</text:p>
          </table:table-cell>
          <table:table-cell office:value-type="float" office:value="-0.00926349510638633" calcext:value-type="float">
            <text:p>-0.00926</text:p>
          </table:table-cell>
          <table:table-cell office:value-type="float" office:value="0.0000668658725058425" calcext:value-type="float">
            <text:p>0.00007</text:p>
          </table:table-cell>
          <table:table-cell office:value-type="float" office:value="0.000236602318097596" calcext:value-type="float">
            <text:p>0.00024</text:p>
          </table:table-cell>
          <table:table-cell office:value-type="float" office:value="-0.000307704037730506" calcext:value-type="float">
            <text:p>-0.00031</text:p>
          </table:table-cell>
          <table:table-cell office:value-type="float" office:value="0.000803298151597338" calcext:value-type="float">
            <text:p>0.00080</text:p>
          </table:table-cell>
          <table:table-cell office:value-type="float" office:value="-0.0000665633119967663" calcext:value-type="float">
            <text:p>-0.00007</text:p>
          </table:table-cell>
          <table:table-cell office:value-type="float" office:value="0.00134367122080745" calcext:value-type="float">
            <text:p>0.00134</text:p>
          </table:table-cell>
          <table:table-cell office:value-type="float" office:value="0.0000257176432714779" calcext:value-type="float">
            <text:p>0.00003</text:p>
          </table:table-cell>
          <table:table-cell office:value-type="float" office:value="0.000180023502900345" calcext:value-type="float">
            <text:p>0.00018</text:p>
          </table:table-cell>
          <table:table-cell office:value-type="float" office:value="0.000356416279691775" calcext:value-type="float">
            <text:p>0.00036</text:p>
          </table:table-cell>
          <table:table-cell office:value-type="float" office:value="0.000175485095264202" calcext:value-type="float">
            <text:p>0.00018</text:p>
          </table:table-cell>
          <table:table-cell office:value-type="float" office:value="-0.000472902075686116" calcext:value-type="float">
            <text:p>-0.00047</text:p>
          </table:table-cell>
          <table:table-cell office:value-type="float" office:value="0.000408154126743807" calcext:value-type="float">
            <text:p>0.00041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float" office:value="-0.000493778750812375" calcext:value-type="float">
            <text:p>-0.00049</text:p>
          </table:table-cell>
          <table:table-cell office:value-type="float" office:value="0.00211671332149717" calcext:value-type="float">
            <text:p>0.00212</text:p>
          </table:table-cell>
          <table:table-cell office:value-type="float" office:value="-0.00216482044244028" calcext:value-type="float">
            <text:p>-0.00216</text:p>
          </table:table-cell>
          <table:table-cell office:value-type="float" office:value="0.0000659581909786141" calcext:value-type="float">
            <text:p>0.00007</text:p>
          </table:table-cell>
          <table:table-cell office:value-type="float" office:value="-0.000450512598014477" calcext:value-type="float">
            <text:p>-0.00045</text:p>
          </table:table-cell>
          <table:table-cell office:value-type="float" office:value="0.000224197337225472" calcext:value-type="float">
            <text:p>0.00022</text:p>
          </table:table-cell>
          <table:table-cell office:value-type="float" office:value="0.000764267845926507" calcext:value-type="float">
            <text:p>0.00076</text:p>
          </table:table-cell>
          <table:table-cell office:value-type="float" office:value="0.00174244597176989" calcext:value-type="float">
            <text:p>0.00174</text:p>
          </table:table-cell>
          <table:table-cell office:value-type="float" office:value="-0.000140993197229514" calcext:value-type="float">
            <text:p>-0.00014</text:p>
          </table:table-cell>
          <table:table-cell office:value-type="float" office:value="0.000517075910011244" calcext:value-type="float">
            <text:p>0.00052</text:p>
          </table:table-cell>
          <table:table-cell office:value-type="float" office:value="0.000972126915661863" calcext:value-type="float">
            <text:p>0.00097</text:p>
          </table:table-cell>
          <table:table-cell office:value-type="float" office:value="0.00221504548694693" calcext:value-type="float">
            <text:p>0.00222</text:p>
          </table:table-cell>
          <table:table-cell office:value-type="float" office:value="0.000783934279016461" calcext:value-type="float">
            <text:p>0.00078</text:p>
          </table:table-cell>
          <table:table-cell office:value-type="float" office:value="-0.00106864371805717" calcext:value-type="float">
            <text:p>-0.00107</text:p>
          </table:table-cell>
          <table:table-cell office:value-type="float" office:value="0.00141719342451297" calcext:value-type="float">
            <text:p>0.00142</text:p>
          </table:table-cell>
          <table:table-cell office:value-type="float" office:value="0.0000668658725058425" calcext:value-type="float">
            <text:p>0.00007</text:p>
          </table:table-cell>
          <table:table-cell office:value-type="float" office:value="-0.00709958234547327" calcext:value-type="float">
            <text:p>-0.00710</text:p>
          </table:table-cell>
          <table:table-cell office:value-type="float" office:value="0.000180931184427574" calcext:value-type="float">
            <text:p>0.00018</text:p>
          </table:table-cell>
          <table:table-cell office:value-type="float" office:value="0.000476532801795031" calcext:value-type="float">
            <text:p>0.00048</text:p>
          </table:table-cell>
          <table:table-cell office:value-type="float" office:value="0.000226012700279929" calcext:value-type="float">
            <text:p>0.00023</text:p>
          </table:table-cell>
          <table:table-cell office:value-type="float" office:value="-0.000730381068909971" calcext:value-type="float">
            <text:p>-0.00073</text:p>
          </table:table-cell>
          <table:table-cell office:value-type="float" office:value="0.00160992446879451" calcext:value-type="float">
            <text:p>0.00161</text:p>
          </table:table-cell>
          <table:table-cell office:value-type="float" office:value="-0.00108044357791115" calcext:value-type="float">
            <text:p>-0.00108</text:p>
          </table:table-cell>
          <table:table-cell office:value-type="float" office:value="0.000137665031629676" calcext:value-type="float">
            <text:p>0.00014</text:p>
          </table:table-cell>
          <table:table-cell office:value-type="float" office:value="0.00182565011176585" calcext:value-type="float">
            <text:p>0.00183</text:p>
          </table:table-cell>
          <table:table-cell office:value-type="float" office:value="-0.000124654929739398" calcext:value-type="float">
            <text:p>-0.00012</text:p>
          </table:table-cell>
          <table:table-cell office:value-type="float" office:value="-0.00269127572823289" calcext:value-type="float">
            <text:p>-0.00269</text:p>
          </table:table-cell>
          <table:table-cell office:value-type="float" office:value="0.00118573463506967" calcext:value-type="float">
            <text:p>0.00119</text:p>
          </table:table-cell>
        </table:table-row>
        <table:table-row table:style-name="ro1">
          <table:table-cell office:value-type="string" calcext:value-type="string">
            <text:p>Shift</text:p>
          </table:table-cell>
          <table:table-cell office:value-type="float" office:value="-0.00250883174125994" calcext:value-type="float">
            <text:p>-0.00251</text:p>
          </table:table-cell>
          <table:table-cell office:value-type="float" office:value="0.00338565209656279" calcext:value-type="float">
            <text:p>0.00339</text:p>
          </table:table-cell>
          <table:table-cell office:value-type="float" office:value="0.000125260050757551" calcext:value-type="float">
            <text:p>0.00013</text:p>
          </table:table-cell>
          <table:table-cell office:value-type="float" office:value="0.00281441785542691" calcext:value-type="float">
            <text:p>0.00281</text:p>
          </table:table-cell>
          <table:table-cell office:value-type="float" office:value="0.00369486893683868" calcext:value-type="float">
            <text:p>0.00369</text:p>
          </table:table-cell>
          <table:table-cell office:value-type="float" office:value="-0.00305707138370603" calcext:value-type="float">
            <text:p>-0.00306</text:p>
          </table:table-cell>
          <table:table-cell office:value-type="float" office:value="0.00604697433439714" calcext:value-type="float">
            <text:p>0.00605</text:p>
          </table:table-cell>
          <table:table-cell office:value-type="float" office:value="0.00616557805395501" calcext:value-type="float">
            <text:p>0.00617</text:p>
          </table:table-cell>
          <table:table-cell office:value-type="float" office:value="-0.00735343061258821" calcext:value-type="float">
            <text:p>-0.00735</text:p>
          </table:table-cell>
          <table:table-cell office:value-type="float" office:value="0.00106803859703902" calcext:value-type="float">
            <text:p>0.00107</text:p>
          </table:table-cell>
          <table:table-cell office:value-type="float" office:value="0.000985742138570293" calcext:value-type="float">
            <text:p>0.00099</text:p>
          </table:table-cell>
          <table:table-cell office:value-type="float" office:value="0.00263348667099933" calcext:value-type="float">
            <text:p>0.00263</text:p>
          </table:table-cell>
          <table:table-cell office:value-type="float" office:value="0.00171612320748026" calcext:value-type="float">
            <text:p>0.00172</text:p>
          </table:table-cell>
          <table:table-cell office:value-type="float" office:value="0.000111342267340045" calcext:value-type="float">
            <text:p>0.00011</text:p>
          </table:table-cell>
          <table:table-cell office:value-type="float" office:value="0.00340683133219813" calcext:value-type="float">
            <text:p>0.00341</text:p>
          </table:table-cell>
          <table:table-cell office:value-type="float" office:value="0.000236602318097596" calcext:value-type="float">
            <text:p>0.00024</text:p>
          </table:table-cell>
          <table:table-cell office:value-type="float" office:value="0.000180931184427574" calcext:value-type="float">
            <text:p>0.00018</text:p>
          </table:table-cell>
          <table:table-cell office:value-type="float" office:value="-0.02466231221582" calcext:value-type="float">
            <text:p>-0.02466</text:p>
          </table:table-cell>
          <table:table-cell office:value-type="float" office:value="0.00308248646646843" calcext:value-type="float">
            <text:p>0.00308</text:p>
          </table:table-cell>
          <table:table-cell office:value-type="float" office:value="-0.0010619873868575" calcext:value-type="float">
            <text:p>-0.00106</text:p>
          </table:table-cell>
          <table:table-cell office:value-type="float" office:value="-0.00584244343026162" calcext:value-type="float">
            <text:p>-0.00584</text:p>
          </table:table-cell>
          <table:table-cell office:value-type="float" office:value="0.0040888027196559" calcext:value-type="float">
            <text:p>0.00409</text:p>
          </table:table-cell>
          <table:table-cell office:value-type="float" office:value="0.0000695889170875283" calcext:value-type="float">
            <text:p>0.00007</text:p>
          </table:table-cell>
          <table:table-cell office:value-type="float" office:value="-0.000612987591388402" calcext:value-type="float">
            <text:p>-0.00061</text:p>
          </table:table-cell>
          <table:table-cell office:value-type="float" office:value="0.00290579112916792" calcext:value-type="float">
            <text:p>0.00291</text:p>
          </table:table-cell>
          <table:table-cell office:value-type="float" office:value="-0.00259899477296465" calcext:value-type="float">
            <text:p>-0.00260</text:p>
          </table:table-cell>
          <table:table-cell office:value-type="float" office:value="0.000208766751262585" calcext:value-type="float">
            <text:p>0.00021</text:p>
          </table:table-cell>
          <table:table-cell office:value-type="float" office:value="0.00453417178901608" calcext:value-type="float">
            <text:p>0.00453</text:p>
          </table:table-cell>
        </table:table-row>
        <table:table-row table:style-name="ro1">
          <table:table-cell office:value-type="string" calcext:value-type="string">
            <text:p>Slow</text:p>
          </table:table-cell>
          <table:table-cell office:value-type="float" office:value="0.0149658530209457" calcext:value-type="float">
            <text:p>0.01497</text:p>
          </table:table-cell>
          <table:table-cell office:value-type="float" office:value="0.000185167031554634" calcext:value-type="float">
            <text:p>0.00019</text:p>
          </table:table-cell>
          <table:table-cell office:value-type="float" office:value="0.000160659630319468" calcext:value-type="float">
            <text:p>0.00016</text:p>
          </table:table-cell>
          <table:table-cell office:value-type="float" office:value="-0.00341469790543411" calcext:value-type="float">
            <text:p>-0.00341</text:p>
          </table:table-cell>
          <table:table-cell office:value-type="float" office:value="0.0174846692590051" calcext:value-type="float">
            <text:p>0.01748</text:p>
          </table:table-cell>
          <table:table-cell office:value-type="float" office:value="-0.00154941236697927" calcext:value-type="float">
            <text:p>-0.00155</text:p>
          </table:table-cell>
          <table:table-cell office:value-type="float" office:value="0.00387761548432071" calcext:value-type="float">
            <text:p>0.00388</text:p>
          </table:table-cell>
          <table:table-cell office:value-type="float" office:value="0.000879543399884539" calcext:value-type="float">
            <text:p>0.00088</text:p>
          </table:table-cell>
          <table:table-cell office:value-type="float" office:value="0.0010619873868575" calcext:value-type="float">
            <text:p>0.00106</text:p>
          </table:table-cell>
          <table:table-cell office:value-type="float" office:value="0.0330604842662484" calcext:value-type="float">
            <text:p>0.03306</text:p>
          </table:table-cell>
          <table:table-cell office:value-type="float" office:value="-0.0040927360062739" calcext:value-type="float">
            <text:p>-0.00409</text:p>
          </table:table-cell>
          <table:table-cell office:value-type="float" office:value="0.00600975939178076" calcext:value-type="float">
            <text:p>0.00601</text:p>
          </table:table-cell>
          <table:table-cell office:value-type="float" office:value="0.0306750972126916" calcext:value-type="float">
            <text:p>0.03068</text:p>
          </table:table-cell>
          <table:table-cell office:value-type="float" office:value="0.000631746342951127" calcext:value-type="float">
            <text:p>0.00063</text:p>
          </table:table-cell>
          <table:table-cell office:value-type="float" office:value="0.00323497696304284" calcext:value-type="float">
            <text:p>0.00323</text:p>
          </table:table-cell>
          <table:table-cell office:value-type="float" office:value="-0.000307704037730506" calcext:value-type="float">
            <text:p>-0.00031</text:p>
          </table:table-cell>
          <table:table-cell office:value-type="float" office:value="0.000476532801795031" calcext:value-type="float">
            <text:p>0.00048</text:p>
          </table:table-cell>
          <table:table-cell office:value-type="float" office:value="0.00308248646646843" calcext:value-type="float">
            <text:p>0.00308</text:p>
          </table:table-cell>
          <table:table-cell office:value-type="float" office:value="-0.122953631996863" calcext:value-type="float">
            <text:p>-0.12295</text:p>
          </table:table-cell>
          <table:table-cell office:value-type="float" office:value="0.0228163905499461" calcext:value-type="float">
            <text:p>0.02282</text:p>
          </table:table-cell>
          <table:table-cell office:value-type="float" office:value="0.00522279950767354" calcext:value-type="float">
            <text:p>0.00522</text:p>
          </table:table-cell>
          <table:table-cell office:value-type="float" office:value="0.00875458833012013" calcext:value-type="float">
            <text:p>0.00875</text:p>
          </table:table-cell>
          <table:table-cell office:value-type="float" office:value="-0.000155213541156096" calcext:value-type="float">
            <text:p>-0.00016</text:p>
          </table:table-cell>
          <table:table-cell office:value-type="float" office:value="-0.00108649478809267" calcext:value-type="float">
            <text:p>-0.00109</text:p>
          </table:table-cell>
          <table:table-cell office:value-type="float" office:value="-0.00950887167924714" calcext:value-type="float">
            <text:p>-0.00951</text:p>
          </table:table-cell>
          <table:table-cell office:value-type="float" office:value="-0.0101188336655448" calcext:value-type="float">
            <text:p>-0.01012</text:p>
          </table:table-cell>
          <table:table-cell office:value-type="float" office:value="0.00118452439303336" calcext:value-type="float">
            <text:p>0.00118</text:p>
          </table:table-cell>
          <table:table-cell office:value-type="float" office:value="-0.00191974643008856" calcext:value-type="float">
            <text:p>-0.00192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0.0253787755013125" calcext:value-type="float">
            <text:p>0.02538</text:p>
          </table:table-cell>
          <table:table-cell office:value-type="float" office:value="0.0208421832282238" calcext:value-type="float">
            <text:p>0.02084</text:p>
          </table:table-cell>
          <table:table-cell office:value-type="float" office:value="0.00019878225446307" calcext:value-type="float">
            <text:p>0.00020</text:p>
          </table:table-cell>
          <table:table-cell office:value-type="float" office:value="0.0175255149277304" calcext:value-type="float">
            <text:p>0.01753</text:p>
          </table:table-cell>
          <table:table-cell office:value-type="float" office:value="-0.00988737487610147" calcext:value-type="float">
            <text:p>-0.00989</text:p>
          </table:table-cell>
          <table:table-cell office:value-type="float" office:value="-0.00112461741223627" calcext:value-type="float">
            <text:p>-0.00112</text:p>
          </table:table-cell>
          <table:table-cell office:value-type="float" office:value="0.00460194534304916" calcext:value-type="float">
            <text:p>0.00460</text:p>
          </table:table-cell>
          <table:table-cell office:value-type="float" office:value="0.00892886318334803" calcext:value-type="float">
            <text:p>0.00893</text:p>
          </table:table-cell>
          <table:table-cell office:value-type="float" office:value="0.00400832162424163" calcext:value-type="float">
            <text:p>0.00401</text:p>
          </table:table-cell>
          <table:table-cell office:value-type="float" office:value="-0.00628750993911272" calcext:value-type="float">
            <text:p>-0.00629</text:p>
          </table:table-cell>
          <table:table-cell office:value-type="float" office:value="0.00854763694191201" calcext:value-type="float">
            <text:p>0.00855</text:p>
          </table:table-cell>
          <table:table-cell office:value-type="float" office:value="0.0205998322604538" calcext:value-type="float">
            <text:p>0.02060</text:p>
          </table:table-cell>
          <table:table-cell office:value-type="float" office:value="-0.0139283730353233" calcext:value-type="float">
            <text:p>-0.01393</text:p>
          </table:table-cell>
          <table:table-cell office:value-type="float" office:value="-0.000495594113866832" calcext:value-type="float">
            <text:p>-0.00050</text:p>
          </table:table-cell>
          <table:table-cell office:value-type="float" office:value="0.00380681632519689" calcext:value-type="float">
            <text:p>0.00381</text:p>
          </table:table-cell>
          <table:table-cell office:value-type="float" office:value="0.000803298151597338" calcext:value-type="float">
            <text:p>0.00080</text:p>
          </table:table-cell>
          <table:table-cell office:value-type="float" office:value="0.000226012700279929" calcext:value-type="float">
            <text:p>0.00023</text:p>
          </table:table-cell>
          <table:table-cell office:value-type="float" office:value="-0.0010619873868575" calcext:value-type="float">
            <text:p>-0.00106</text:p>
          </table:table-cell>
          <table:table-cell office:value-type="float" office:value="0.0228163905499461" calcext:value-type="float">
            <text:p>0.02282</text:p>
          </table:table-cell>
          <table:table-cell office:value-type="float" office:value="-0.193534947554161" calcext:value-type="float">
            <text:p>-0.19353</text:p>
          </table:table-cell>
          <table:table-cell office:value-type="float" office:value="0.00256510799594811" calcext:value-type="float">
            <text:p>0.00257</text:p>
          </table:table-cell>
          <table:table-cell office:value-type="float" office:value="0.020779553202845" calcext:value-type="float">
            <text:p>0.02078</text:p>
          </table:table-cell>
          <table:table-cell office:value-type="float" office:value="-0.000378503196854339" calcext:value-type="float">
            <text:p>-0.00038</text:p>
          </table:table-cell>
          <table:table-cell office:value-type="float" office:value="-0.000449302355978172" calcext:value-type="float">
            <text:p>-0.00045</text:p>
          </table:table-cell>
          <table:table-cell office:value-type="float" office:value="0.0173131174503589" calcext:value-type="float">
            <text:p>0.01731</text:p>
          </table:table-cell>
          <table:table-cell office:value-type="float" office:value="0.0247905978716684" calcext:value-type="float">
            <text:p>0.02479</text:p>
          </table:table-cell>
          <table:table-cell office:value-type="float" office:value="-0.000585454585062467" calcext:value-type="float">
            <text:p>-0.00059</text:p>
          </table:table-cell>
          <table:table-cell office:value-type="float" office:value="0.0253978368133843" calcext:value-type="float">
            <text:p>0.02540</text:p>
          </table:table-cell>
        </table:table-row>
        <table:table-row table:style-name="ro1">
          <table:table-cell office:value-type="string" calcext:value-type="string">
            <text:p>Specialist</text:p>
          </table:table-cell>
          <table:table-cell office:value-type="float" office:value="0.00121084715732299" calcext:value-type="float">
            <text:p>0.00121</text:p>
          </table:table-cell>
          <table:table-cell office:value-type="float" office:value="0.00773163124893348" calcext:value-type="float">
            <text:p>0.00773</text:p>
          </table:table-cell>
          <table:table-cell office:value-type="float" office:value="-0.000294088814822076" calcext:value-type="float">
            <text:p>-0.00029</text:p>
          </table:table-cell>
          <table:table-cell office:value-type="float" office:value="0.0055120473543504" calcext:value-type="float">
            <text:p>0.00551</text:p>
          </table:table-cell>
          <table:table-cell office:value-type="float" office:value="0.00427396975121054" calcext:value-type="float">
            <text:p>0.00427</text:p>
          </table:table-cell>
          <table:table-cell office:value-type="float" office:value="-0.00442948585287572" calcext:value-type="float">
            <text:p>-0.00443</text:p>
          </table:table-cell>
          <table:table-cell office:value-type="float" office:value="-0.000820544100614684" calcext:value-type="float">
            <text:p>-0.00082</text:p>
          </table:table-cell>
          <table:table-cell office:value-type="float" office:value="0.00434839963644329" calcext:value-type="float">
            <text:p>0.00435</text:p>
          </table:table-cell>
          <table:table-cell office:value-type="float" office:value="-0.0113435986062853" calcext:value-type="float">
            <text:p>-0.01134</text:p>
          </table:table-cell>
          <table:table-cell office:value-type="float" office:value="0.00301955388058058" calcext:value-type="float">
            <text:p>0.00302</text:p>
          </table:table-cell>
          <table:table-cell office:value-type="float" office:value="-0.00219477393283883" calcext:value-type="float">
            <text:p>-0.00219</text:p>
          </table:table-cell>
          <table:table-cell office:value-type="float" office:value="0.00954275845626367" calcext:value-type="float">
            <text:p>0.00954</text:p>
          </table:table-cell>
          <table:table-cell office:value-type="float" office:value="0.000971824355152785" calcext:value-type="float">
            <text:p>0.00097</text:p>
          </table:table-cell>
          <table:table-cell office:value-type="float" office:value="-0.00032252950267524" calcext:value-type="float">
            <text:p>-0.00032</text:p>
          </table:table-cell>
          <table:table-cell office:value-type="float" office:value="0.009401160138016" calcext:value-type="float">
            <text:p>0.00940</text:p>
          </table:table-cell>
          <table:table-cell office:value-type="float" office:value="-0.0000665633119967663" calcext:value-type="float">
            <text:p>-0.00007</text:p>
          </table:table-cell>
          <table:table-cell office:value-type="float" office:value="-0.000730381068909971" calcext:value-type="float">
            <text:p>-0.00073</text:p>
          </table:table-cell>
          <table:table-cell office:value-type="float" office:value="-0.00584244343026162" calcext:value-type="float">
            <text:p>-0.00584</text:p>
          </table:table-cell>
          <table:table-cell office:value-type="float" office:value="0.00522279950767354" calcext:value-type="float">
            <text:p>0.00522</text:p>
          </table:table-cell>
          <table:table-cell office:value-type="float" office:value="0.00256510799594811" calcext:value-type="float">
            <text:p>0.00257</text:p>
          </table:table-cell>
          <table:table-cell office:value-type="float" office:value="-0.0490317458588543" calcext:value-type="float">
            <text:p>-0.04903</text:p>
          </table:table-cell>
          <table:table-cell office:value-type="float" office:value="0.00804447881531828" calcext:value-type="float">
            <text:p>0.00804</text:p>
          </table:table-cell>
          <table:table-cell office:value-type="float" office:value="-0.000407851566234731" calcext:value-type="float">
            <text:p>-0.00041</text:p>
          </table:table-cell>
          <table:table-cell office:value-type="float" office:value="-0.00450512598014477" calcext:value-type="float">
            <text:p>-0.00451</text:p>
          </table:table-cell>
          <table:table-cell office:value-type="float" office:value="0.00452691033679826" calcext:value-type="float">
            <text:p>0.00453</text:p>
          </table:table-cell>
          <table:table-cell office:value-type="float" office:value="0.00430301556008186" calcext:value-type="float">
            <text:p>0.00430</text:p>
          </table:table-cell>
          <table:table-cell office:value-type="float" office:value="-0.00122355469870419" calcext:value-type="float">
            <text:p>-0.00122</text:p>
          </table:table-cell>
          <table:table-cell office:value-type="float" office:value="0.0106047458431212" calcext:value-type="float">
            <text:p>0.01060</text:p>
          </table:table-cell>
        </table:table-row>
        <table:table-row table:style-name="ro1">
          <table:table-cell office:value-type="string" calcext:value-type="string">
            <text:p>Starter</text:p>
          </table:table-cell>
          <table:table-cell office:value-type="float" office:value="0.00518286152047547" calcext:value-type="float">
            <text:p>0.00518</text:p>
          </table:table-cell>
          <table:table-cell office:value-type="float" office:value="0.0142760150602519" calcext:value-type="float">
            <text:p>0.01428</text:p>
          </table:table-cell>
          <table:table-cell office:value-type="float" office:value="0.00187617771678158" calcext:value-type="float">
            <text:p>0.00188</text:p>
          </table:table-cell>
          <table:table-cell office:value-type="float" office:value="0.0144968842318775" calcext:value-type="float">
            <text:p>0.01450</text:p>
          </table:table-cell>
          <table:table-cell office:value-type="float" office:value="0.00197541756375858" calcext:value-type="float">
            <text:p>0.00198</text:p>
          </table:table-cell>
          <table:table-cell office:value-type="float" office:value="0.0085821288399467" calcext:value-type="float">
            <text:p>0.00858</text:p>
          </table:table-cell>
          <table:table-cell office:value-type="float" office:value="0.0113532805425757" calcext:value-type="float">
            <text:p>0.01135</text:p>
          </table:table-cell>
          <table:table-cell office:value-type="float" office:value="0.0125916607062246" calcext:value-type="float">
            <text:p>0.01259</text:p>
          </table:table-cell>
          <table:table-cell office:value-type="float" office:value="0.00957906571735282" calcext:value-type="float">
            <text:p>0.00958</text:p>
          </table:table-cell>
          <table:table-cell office:value-type="float" office:value="0.0136536480930821" calcext:value-type="float">
            <text:p>0.01365</text:p>
          </table:table-cell>
          <table:table-cell office:value-type="float" office:value="0.00861843610103584" calcext:value-type="float">
            <text:p>0.00862</text:p>
          </table:table-cell>
          <table:table-cell office:value-type="float" office:value="0.017837454812588" calcext:value-type="float">
            <text:p>0.01784</text:p>
          </table:table-cell>
          <table:table-cell office:value-type="float" office:value="0.0107454364798416" calcext:value-type="float">
            <text:p>0.01075</text:p>
          </table:table-cell>
          <table:table-cell office:value-type="float" office:value="0.00166771352602807" calcext:value-type="float">
            <text:p>0.00167</text:p>
          </table:table-cell>
          <table:table-cell office:value-type="float" office:value="0.0179055309271301" calcext:value-type="float">
            <text:p>0.01791</text:p>
          </table:table-cell>
          <table:table-cell office:value-type="float" office:value="0.00134367122080745" calcext:value-type="float">
            <text:p>0.00134</text:p>
          </table:table-cell>
          <table:table-cell office:value-type="float" office:value="0.00160992446879451" calcext:value-type="float">
            <text:p>0.00161</text:p>
          </table:table-cell>
          <table:table-cell office:value-type="float" office:value="0.0040888027196559" calcext:value-type="float">
            <text:p>0.00409</text:p>
          </table:table-cell>
          <table:table-cell office:value-type="float" office:value="0.00875458833012013" calcext:value-type="float">
            <text:p>0.00875</text:p>
          </table:table-cell>
          <table:table-cell office:value-type="float" office:value="0.020779553202845" calcext:value-type="float">
            <text:p>0.02078</text:p>
          </table:table-cell>
          <table:table-cell office:value-type="float" office:value="0.00804447881531828" calcext:value-type="float">
            <text:p>0.00804</text:p>
          </table:table-cell>
          <table:table-cell office:value-type="float" office:value="-0.235356071360711" calcext:value-type="float">
            <text:p>-0.23536</text:p>
          </table:table-cell>
          <table:table-cell office:value-type="float" office:value="0.000492265948266994" calcext:value-type="float">
            <text:p>0.00049</text:p>
          </table:table-cell>
          <table:table-cell office:value-type="float" office:value="0.00124564161586676" calcext:value-type="float">
            <text:p>0.00125</text:p>
          </table:table-cell>
          <table:table-cell office:value-type="float" office:value="0.0142512050985077" calcext:value-type="float">
            <text:p>0.01425</text:p>
          </table:table-cell>
          <table:table-cell office:value-type="float" office:value="0.00219416881182068" calcext:value-type="float">
            <text:p>0.00219</text:p>
          </table:table-cell>
          <table:table-cell office:value-type="float" office:value="0.00312696286130263" calcext:value-type="float">
            <text:p>0.00313</text:p>
          </table:table-cell>
          <table:table-cell office:value-type="float" office:value="0.0166393151966462" calcext:value-type="float">
            <text:p>0.01664</text:p>
          </table:table-cell>
        </table:table-row>
        <table:table-row table:style-name="ro1">
          <table:table-cell office:value-type="string" calcext:value-type="string">
            <text:p>Summon</text:p>
          </table:table-cell>
          <table:table-cell office:value-type="float" office:value="-0.000105291057158521" calcext:value-type="float">
            <text:p>-0.00011</text:p>
          </table:table-cell>
          <table:table-cell office:value-type="float" office:value="-0.0000744298852327476" calcext:value-type="float">
            <text:p>-0.00007</text:p>
          </table:table-cell>
          <table:table-cell office:value-type="float" office:value="0.0000136152229084295" calcext:value-type="float">
            <text:p>0.00001</text:p>
          </table:table-cell>
          <table:table-cell office:value-type="float" office:value="-0.0000169433885082676" calcext:value-type="float">
            <text:p>-0.00002</text:p>
          </table:table-cell>
          <table:table-cell office:value-type="float" office:value="-0.0000886502291593296" calcext:value-type="float">
            <text:p>-0.00009</text:p>
          </table:table-cell>
          <table:table-cell office:value-type="float" office:value="0.0000862297450867199" calcext:value-type="float">
            <text:p>0.00009</text:p>
          </table:table-cell>
          <table:table-cell office:value-type="float" office:value="-0.000383041604490482" calcext:value-type="float">
            <text:p>-0.00038</text:p>
          </table:table-cell>
          <table:table-cell office:value-type="float" office:value="0.000120116522103255" calcext:value-type="float">
            <text:p>0.00012</text:p>
          </table:table-cell>
          <table:table-cell office:value-type="float" office:value="0.000157331464719629" calcext:value-type="float">
            <text:p>0.00016</text:p>
          </table:table-cell>
          <table:table-cell office:value-type="float" office:value="0.000283499197004409" calcext:value-type="float">
            <text:p>0.00028</text:p>
          </table:table-cell>
          <table:table-cell office:value-type="float" office:value="0.0000353995795619167" calcext:value-type="float">
            <text:p>0.00004</text:p>
          </table:table-cell>
          <table:table-cell office:value-type="float" office:value="0.00106350018940288" calcext:value-type="float">
            <text:p>0.00106</text:p>
          </table:table-cell>
          <table:table-cell office:value-type="float" office:value="0.000724632419237523" calcext:value-type="float">
            <text:p>0.00072</text:p>
          </table:table-cell>
          <table:table-cell office:value-type="float" office:value="-0.000537952585137502" calcext:value-type="float">
            <text:p>-0.00054</text:p>
          </table:table-cell>
          <table:table-cell office:value-type="float" office:value="0.000968193629043873" calcext:value-type="float">
            <text:p>0.00097</text:p>
          </table:table-cell>
          <table:table-cell office:value-type="float" office:value="0.0000257176432714779" calcext:value-type="float">
            <text:p>0.00003</text:p>
          </table:table-cell>
          <table:table-cell office:value-type="float" office:value="-0.00108044357791115" calcext:value-type="float">
            <text:p>-0.00108</text:p>
          </table:table-cell>
          <table:table-cell office:value-type="float" office:value="0.0000695889170875283" calcext:value-type="float">
            <text:p>0.00007</text:p>
          </table:table-cell>
          <table:table-cell office:value-type="float" office:value="-0.000155213541156096" calcext:value-type="float">
            <text:p>-0.00016</text:p>
          </table:table-cell>
          <table:table-cell office:value-type="float" office:value="-0.000378503196854339" calcext:value-type="float">
            <text:p>-0.00038</text:p>
          </table:table-cell>
          <table:table-cell office:value-type="float" office:value="-0.000407851566234731" calcext:value-type="float">
            <text:p>-0.00041</text:p>
          </table:table-cell>
          <table:table-cell office:value-type="float" office:value="0.000492265948266994" calcext:value-type="float">
            <text:p>0.00049</text:p>
          </table:table-cell>
          <table:table-cell office:value-type="float" office:value="-0.00274271101477584" calcext:value-type="float">
            <text:p>-0.00274</text:p>
          </table:table-cell>
          <table:table-cell office:value-type="float" office:value="0.0000529480890883368" calcext:value-type="float">
            <text:p>0.00005</text:p>
          </table:table-cell>
          <table:table-cell office:value-type="float" office:value="0.000363677731909605" calcext:value-type="float">
            <text:p>0.00036</text:p>
          </table:table-cell>
          <table:table-cell office:value-type="float" office:value="0.000375175031254501" calcext:value-type="float">
            <text:p>0.00038</text:p>
          </table:table-cell>
          <table:table-cell office:value-type="float" office:value="0.0000226920381807158" calcext:value-type="float">
            <text:p>0.00002</text:p>
          </table:table-cell>
          <table:table-cell office:value-type="float" office:value="0.00109073063521974" calcext:value-type="float">
            <text:p>0.00109</text:p>
          </table:table-cell>
        </table:table-row>
        <table:table-row table:style-name="ro1">
          <table:table-cell office:value-type="string" calcext:value-type="string">
            <text:p>Support</text:p>
          </table:table-cell>
          <table:table-cell office:value-type="float" office:value="-0.0023872024166113" calcext:value-type="float">
            <text:p>-0.00239</text:p>
          </table:table-cell>
          <table:table-cell office:value-type="float" office:value="0.00222926583087352" calcext:value-type="float">
            <text:p>0.00223</text:p>
          </table:table-cell>
          <table:table-cell office:value-type="float" office:value="0.0000953065603590062" calcext:value-type="float">
            <text:p>0.00010</text:p>
          </table:table-cell>
          <table:table-cell office:value-type="float" office:value="0.00593200134094818" calcext:value-type="float">
            <text:p>0.00593</text:p>
          </table:table-cell>
          <table:table-cell office:value-type="float" office:value="0.00102961341238634" calcext:value-type="float">
            <text:p>0.00103</text:p>
          </table:table-cell>
          <table:table-cell office:value-type="float" office:value="-0.00104655680089461" calcext:value-type="float">
            <text:p>-0.00105</text:p>
          </table:table-cell>
          <table:table-cell office:value-type="float" office:value="-0.00103112621493172" calcext:value-type="float">
            <text:p>-0.00103</text:p>
          </table:table-cell>
          <table:table-cell office:value-type="float" office:value="0.00249098067122444" calcext:value-type="float">
            <text:p>0.00249</text:p>
          </table:table-cell>
          <table:table-cell office:value-type="float" office:value="-0.0021990097799659" calcext:value-type="float">
            <text:p>-0.00220</text:p>
          </table:table-cell>
          <table:table-cell office:value-type="float" office:value="0.00363465939553251" calcext:value-type="float">
            <text:p>0.00363</text:p>
          </table:table-cell>
          <table:table-cell office:value-type="float" office:value="-0.00140236795956823" calcext:value-type="float">
            <text:p>-0.00140</text:p>
          </table:table-cell>
          <table:table-cell office:value-type="float" office:value="0.00414417129281685" calcext:value-type="float">
            <text:p>0.00414</text:p>
          </table:table-cell>
          <table:table-cell office:value-type="float" office:value="-0.00152823313134394" calcext:value-type="float">
            <text:p>-0.00153</text:p>
          </table:table-cell>
          <table:table-cell office:value-type="float" office:value="0.0000847169425413389" calcext:value-type="float">
            <text:p>0.00008</text:p>
          </table:table-cell>
          <table:table-cell office:value-type="float" office:value="0.00347702537030381" calcext:value-type="float">
            <text:p>0.00348</text:p>
          </table:table-cell>
          <table:table-cell office:value-type="float" office:value="0.000180023502900345" calcext:value-type="float">
            <text:p>0.00018</text:p>
          </table:table-cell>
          <table:table-cell office:value-type="float" office:value="0.000137665031629676" calcext:value-type="float">
            <text:p>0.00014</text:p>
          </table:table-cell>
          <table:table-cell office:value-type="float" office:value="-0.000612987591388402" calcext:value-type="float">
            <text:p>-0.00061</text:p>
          </table:table-cell>
          <table:table-cell office:value-type="float" office:value="-0.00108649478809267" calcext:value-type="float">
            <text:p>-0.00109</text:p>
          </table:table-cell>
          <table:table-cell office:value-type="float" office:value="-0.000449302355978172" calcext:value-type="float">
            <text:p>-0.00045</text:p>
          </table:table-cell>
          <table:table-cell office:value-type="float" office:value="-0.00450512598014477" calcext:value-type="float">
            <text:p>-0.00451</text:p>
          </table:table-cell>
          <table:table-cell office:value-type="float" office:value="0.00124564161586676" calcext:value-type="float">
            <text:p>0.00125</text:p>
          </table:table-cell>
          <table:table-cell office:value-type="float" office:value="0.0000529480890883368" calcext:value-type="float">
            <text:p>0.00005</text:p>
          </table:table-cell>
          <table:table-cell office:value-type="float" office:value="-0.0188812885689009" calcext:value-type="float">
            <text:p>-0.01888</text:p>
          </table:table-cell>
          <table:table-cell office:value-type="float" office:value="0.00584607415637053" calcext:value-type="float">
            <text:p>0.00585</text:p>
          </table:table-cell>
          <table:table-cell office:value-type="float" office:value="-0.000124049808721246" calcext:value-type="float">
            <text:p>-0.00012</text:p>
          </table:table-cell>
          <table:table-cell office:value-type="float" office:value="-0.00094126574373609" calcext:value-type="float">
            <text:p>-0.00094</text:p>
          </table:table-cell>
          <table:table-cell office:value-type="float" office:value="0.00543489442453596" calcext:value-type="float">
            <text:p>0.00543</text:p>
          </table:table-cell>
        </table:table-row>
        <table:table-row table:style-name="ro1">
          <table:table-cell office:value-type="string" calcext:value-type="string">
            <text:p>Supporter</text:p>
          </table:table-cell>
          <table:table-cell office:value-type="float" office:value="0.000922204431664284" calcext:value-type="float">
            <text:p>0.00092</text:p>
          </table:table-cell>
          <table:table-cell office:value-type="float" office:value="0.00729049802670037" calcext:value-type="float">
            <text:p>0.00729</text:p>
          </table:table-cell>
          <table:table-cell office:value-type="float" office:value="0.00109466392183773" calcext:value-type="float">
            <text:p>0.00109</text:p>
          </table:table-cell>
          <table:table-cell office:value-type="float" office:value="0.0158850318475192" calcext:value-type="float">
            <text:p>0.01589</text:p>
          </table:table-cell>
          <table:table-cell office:value-type="float" office:value="0.0507872019325145" calcext:value-type="float">
            <text:p>0.05079</text:p>
          </table:table-cell>
          <table:table-cell office:value-type="float" office:value="0.00876638818997411" calcext:value-type="float">
            <text:p>0.00877</text:p>
          </table:table-cell>
          <table:table-cell office:value-type="float" office:value="0.0101642177419062" calcext:value-type="float">
            <text:p>0.01016</text:p>
          </table:table-cell>
          <table:table-cell office:value-type="float" office:value="0.00229885474796104" calcext:value-type="float">
            <text:p>0.00230</text:p>
          </table:table-cell>
          <table:table-cell office:value-type="float" office:value="0.00635437581161857" calcext:value-type="float">
            <text:p>0.00635</text:p>
          </table:table-cell>
          <table:table-cell office:value-type="float" office:value="0.0115844367715099" calcext:value-type="float">
            <text:p>0.01158</text:p>
          </table:table-cell>
          <table:table-cell office:value-type="float" office:value="0.00416625820997942" calcext:value-type="float">
            <text:p>0.00417</text:p>
          </table:table-cell>
          <table:table-cell office:value-type="float" office:value="0.00690866666424618" calcext:value-type="float">
            <text:p>0.00691</text:p>
          </table:table-cell>
          <table:table-cell office:value-type="float" office:value="0.0160284455288213" calcext:value-type="float">
            <text:p>0.01603</text:p>
          </table:table-cell>
          <table:table-cell office:value-type="float" office:value="0.000361862368855147" calcext:value-type="float">
            <text:p>0.00036</text:p>
          </table:table-cell>
          <table:table-cell office:value-type="float" office:value="0.0217982744369046" calcext:value-type="float">
            <text:p>0.02180</text:p>
          </table:table-cell>
          <table:table-cell office:value-type="float" office:value="0.000356416279691775" calcext:value-type="float">
            <text:p>0.00036</text:p>
          </table:table-cell>
          <table:table-cell office:value-type="float" office:value="0.00182565011176585" calcext:value-type="float">
            <text:p>0.00183</text:p>
          </table:table-cell>
          <table:table-cell office:value-type="float" office:value="0.00290579112916792" calcext:value-type="float">
            <text:p>0.00291</text:p>
          </table:table-cell>
          <table:table-cell office:value-type="float" office:value="-0.00950887167924714" calcext:value-type="float">
            <text:p>-0.00951</text:p>
          </table:table-cell>
          <table:table-cell office:value-type="float" office:value="0.0173131174503589" calcext:value-type="float">
            <text:p>0.01731</text:p>
          </table:table-cell>
          <table:table-cell office:value-type="float" office:value="0.00452691033679826" calcext:value-type="float">
            <text:p>0.00453</text:p>
          </table:table-cell>
          <table:table-cell office:value-type="float" office:value="0.0142512050985077" calcext:value-type="float">
            <text:p>0.01425</text:p>
          </table:table-cell>
          <table:table-cell office:value-type="float" office:value="0.000363677731909605" calcext:value-type="float">
            <text:p>0.00036</text:p>
          </table:table-cell>
          <table:table-cell office:value-type="float" office:value="0.00584607415637053" calcext:value-type="float">
            <text:p>0.00585</text:p>
          </table:table-cell>
          <table:table-cell office:value-type="float" office:value="-0.221854308643186" calcext:value-type="float">
            <text:p>-0.22185</text:p>
          </table:table-cell>
          <table:table-cell office:value-type="float" office:value="0.00186679834100022" calcext:value-type="float">
            <text:p>0.00187</text:p>
          </table:table-cell>
          <table:table-cell office:value-type="float" office:value="0.00109103319572881" calcext:value-type="float">
            <text:p>0.00109</text:p>
          </table:table-cell>
          <table:table-cell office:value-type="float" office:value="0.0162487095794288" calcext:value-type="float">
            <text:p>0.01625</text:p>
          </table:table-cell>
        </table:table-row>
        <table:table-row table:style-name="ro1">
          <table:table-cell office:value-type="string" calcext:value-type="string">
            <text:p>Survival</text:p>
          </table:table-cell>
          <table:table-cell office:value-type="float" office:value="0.0160096867772586" calcext:value-type="float">
            <text:p>0.01601</text:p>
          </table:table-cell>
          <table:table-cell office:value-type="float" office:value="-0.00523187632294582" calcext:value-type="float">
            <text:p>-0.00523</text:p>
          </table:table-cell>
          <table:table-cell office:value-type="float" office:value="-0.000424794954742999" calcext:value-type="float">
            <text:p>-0.00042</text:p>
          </table:table-cell>
          <table:table-cell office:value-type="float" office:value="0.00146983895309223" calcext:value-type="float">
            <text:p>0.00147</text:p>
          </table:table-cell>
          <table:table-cell office:value-type="float" office:value="-0.010667678429009" calcext:value-type="float">
            <text:p>-0.01067</text:p>
          </table:table-cell>
          <table:table-cell office:value-type="float" office:value="-0.00287371971520584" calcext:value-type="float">
            <text:p>-0.00287</text:p>
          </table:table-cell>
          <table:table-cell office:value-type="float" office:value="0.0322662629299234" calcext:value-type="float">
            <text:p>0.03227</text:p>
          </table:table-cell>
          <table:table-cell office:value-type="float" office:value="0.0315903427526471" calcext:value-type="float">
            <text:p>0.03159</text:p>
          </table:table-cell>
          <table:table-cell office:value-type="float" office:value="0.000102870573085913" calcext:value-type="float">
            <text:p>0.00010</text:p>
          </table:table-cell>
          <table:table-cell office:value-type="float" office:value="-0.00266011199579804" calcext:value-type="float">
            <text:p>-0.00266</text:p>
          </table:table-cell>
          <table:table-cell office:value-type="float" office:value="-0.0100153579714407" calcext:value-type="float">
            <text:p>-0.01002</text:p>
          </table:table-cell>
          <table:table-cell office:value-type="float" office:value="0.00434476891033438" calcext:value-type="float">
            <text:p>0.00434</text:p>
          </table:table-cell>
          <table:table-cell office:value-type="float" office:value="0.0045886326806498" calcext:value-type="float">
            <text:p>0.00459</text:p>
          </table:table-cell>
          <table:table-cell office:value-type="float" office:value="0.000600280050007201" calcext:value-type="float">
            <text:p>0.00060</text:p>
          </table:table-cell>
          <table:table-cell office:value-type="float" office:value="0.0381214139015662" calcext:value-type="float">
            <text:p>0.03812</text:p>
          </table:table-cell>
          <table:table-cell office:value-type="float" office:value="0.000175485095264202" calcext:value-type="float">
            <text:p>0.00018</text:p>
          </table:table-cell>
          <table:table-cell office:value-type="float" office:value="-0.000124654929739398" calcext:value-type="float">
            <text:p>-0.00012</text:p>
          </table:table-cell>
          <table:table-cell office:value-type="float" office:value="-0.00259899477296465" calcext:value-type="float">
            <text:p>-0.00260</text:p>
          </table:table-cell>
          <table:table-cell office:value-type="float" office:value="-0.0101188336655448" calcext:value-type="float">
            <text:p>-0.01012</text:p>
          </table:table-cell>
          <table:table-cell office:value-type="float" office:value="0.0247905978716684" calcext:value-type="float">
            <text:p>0.02479</text:p>
          </table:table-cell>
          <table:table-cell office:value-type="float" office:value="0.00430301556008186" calcext:value-type="float">
            <text:p>0.00430</text:p>
          </table:table-cell>
          <table:table-cell office:value-type="float" office:value="0.00219416881182068" calcext:value-type="float">
            <text:p>0.00219</text:p>
          </table:table-cell>
          <table:table-cell office:value-type="float" office:value="0.000375175031254501" calcext:value-type="float">
            <text:p>0.00038</text:p>
          </table:table-cell>
          <table:table-cell office:value-type="float" office:value="-0.000124049808721246" calcext:value-type="float">
            <text:p>-0.00012</text:p>
          </table:table-cell>
          <table:table-cell office:value-type="float" office:value="0.00186679834100022" calcext:value-type="float">
            <text:p>0.00187</text:p>
          </table:table-cell>
          <table:table-cell office:value-type="float" office:value="-0.117804959813913" calcext:value-type="float">
            <text:p>-0.11780</text:p>
          </table:table-cell>
          <table:table-cell office:value-type="float" office:value="0.0000254150827624017" calcext:value-type="float">
            <text:p>0.00003</text:p>
          </table:table-cell>
          <table:table-cell office:value-type="float" office:value="-0.000905261043156018" calcext:value-type="float">
            <text:p>-0.00091</text:p>
          </table:table-cell>
        </table:table-row>
        <table:table-row table:style-name="ro1">
          <table:table-cell office:value-type="string" calcext:value-type="string">
            <text:p>Top</text:p>
          </table:table-cell>
          <table:table-cell office:value-type="float" office:value="-0.000315873171475564" calcext:value-type="float">
            <text:p>-0.00032</text:p>
          </table:table-cell>
          <table:table-cell office:value-type="float" office:value="0.00252698537180451" calcext:value-type="float">
            <text:p>0.00253</text:p>
          </table:table-cell>
          <table:table-cell office:value-type="float" office:value="-0.00105926434227581" calcext:value-type="float">
            <text:p>-0.00106</text:p>
          </table:table-cell>
          <table:table-cell office:value-type="float" office:value="0.00269944486197795" calcext:value-type="float">
            <text:p>0.00270</text:p>
          </table:table-cell>
          <table:table-cell office:value-type="float" office:value="0.000284104318022561" calcext:value-type="float">
            <text:p>0.00028</text:p>
          </table:table-cell>
          <table:table-cell office:value-type="float" office:value="-0.00029136577024039" calcext:value-type="float">
            <text:p>-0.00029</text:p>
          </table:table-cell>
          <table:table-cell office:value-type="float" office:value="0.000501040203030204" calcext:value-type="float">
            <text:p>0.00050</text:p>
          </table:table-cell>
          <table:table-cell office:value-type="float" office:value="0.00146045957731087" calcext:value-type="float">
            <text:p>0.00146</text:p>
          </table:table-cell>
          <table:table-cell office:value-type="float" office:value="-0.000628115616842212" calcext:value-type="float">
            <text:p>-0.00063</text:p>
          </table:table-cell>
          <table:table-cell office:value-type="float" office:value="-0.000249612419987874" calcext:value-type="float">
            <text:p>-0.00025</text:p>
          </table:table-cell>
          <table:table-cell office:value-type="float" office:value="-0.0004438562668148" calcext:value-type="float">
            <text:p>-0.00044</text:p>
          </table:table-cell>
          <table:table-cell office:value-type="float" office:value="0.00154033555170699" calcext:value-type="float">
            <text:p>0.00154</text:p>
          </table:table-cell>
          <table:table-cell office:value-type="float" office:value="0.00107378724671147" calcext:value-type="float">
            <text:p>0.00107</text:p>
          </table:table-cell>
          <table:table-cell office:value-type="float" office:value="-0.00161385775541251" calcext:value-type="float">
            <text:p>-0.00161</text:p>
          </table:table-cell>
          <table:table-cell office:value-type="float" office:value="0.00235452588163107" calcext:value-type="float">
            <text:p>0.00235</text:p>
          </table:table-cell>
          <table:table-cell office:value-type="float" office:value="-0.000472902075686116" calcext:value-type="float">
            <text:p>-0.00047</text:p>
          </table:table-cell>
          <table:table-cell office:value-type="float" office:value="-0.00269127572823289" calcext:value-type="float">
            <text:p>-0.00269</text:p>
          </table:table-cell>
          <table:table-cell office:value-type="float" office:value="0.000208766751262585" calcext:value-type="float">
            <text:p>0.00021</text:p>
          </table:table-cell>
          <table:table-cell office:value-type="float" office:value="0.00118452439303336" calcext:value-type="float">
            <text:p>0.00118</text:p>
          </table:table-cell>
          <table:table-cell office:value-type="float" office:value="-0.000585454585062467" calcext:value-type="float">
            <text:p>-0.00059</text:p>
          </table:table-cell>
          <table:table-cell office:value-type="float" office:value="-0.00122355469870419" calcext:value-type="float">
            <text:p>-0.00122</text:p>
          </table:table-cell>
          <table:table-cell office:value-type="float" office:value="0.00312696286130263" calcext:value-type="float">
            <text:p>0.00313</text:p>
          </table:table-cell>
          <table:table-cell office:value-type="float" office:value="0.0000226920381807158" calcext:value-type="float">
            <text:p>0.00002</text:p>
          </table:table-cell>
          <table:table-cell office:value-type="float" office:value="-0.00094126574373609" calcext:value-type="float">
            <text:p>-0.00094</text:p>
          </table:table-cell>
          <table:table-cell office:value-type="float" office:value="0.00109103319572881" calcext:value-type="float">
            <text:p>0.00109</text:p>
          </table:table-cell>
          <table:table-cell office:value-type="float" office:value="0.0000254150827624017" calcext:value-type="float">
            <text:p>0.00003</text:p>
          </table:table-cell>
          <table:table-cell office:value-type="float" office:value="-0.0081827489679661" calcext:value-type="float">
            <text:p>-0.00818</text:p>
          </table:table-cell>
          <table:table-cell office:value-type="float" office:value="0.00162202688915756" calcext:value-type="float">
            <text:p>0.00162</text:p>
          </table:table-cell>
        </table:table-row>
        <table:table-row table:style-name="ro1">
          <table:table-cell office:value-type="string" calcext:value-type="string">
            <text:p>Vanguard</text:p>
          </table:table-cell>
          <table:table-cell office:value-type="float" office:value="0.00912946080086555" calcext:value-type="float">
            <text:p>0.00913</text:p>
          </table:table-cell>
          <table:table-cell office:value-type="float" office:value="0.01148943277166" calcext:value-type="float">
            <text:p>0.01149</text:p>
          </table:table-cell>
          <table:table-cell office:value-type="float" office:value="0.000313150126893878" calcext:value-type="float">
            <text:p>0.00031</text:p>
          </table:table-cell>
          <table:table-cell office:value-type="float" office:value="0.0131783255333234" calcext:value-type="float">
            <text:p>0.01318</text:p>
          </table:table-cell>
          <table:table-cell office:value-type="float" office:value="0.000527968088337993" calcext:value-type="float">
            <text:p>0.00053</text:p>
          </table:table-cell>
          <table:table-cell office:value-type="float" office:value="0.00253333914249511" calcext:value-type="float">
            <text:p>0.00253</text:p>
          </table:table-cell>
          <table:table-cell office:value-type="float" office:value="0.0164925733497442" calcext:value-type="float">
            <text:p>0.01649</text:p>
          </table:table-cell>
          <table:table-cell office:value-type="float" office:value="0.00862993340038073" calcext:value-type="float">
            <text:p>0.00863</text:p>
          </table:table-cell>
          <table:table-cell office:value-type="float" office:value="0.0149864271355628" calcext:value-type="float">
            <text:p>0.01499</text:p>
          </table:table-cell>
          <table:table-cell office:value-type="float" office:value="0.0266891650661216" calcext:value-type="float">
            <text:p>0.02669</text:p>
          </table:table-cell>
          <table:table-cell office:value-type="float" office:value="0.0123653454454356" calcext:value-type="float">
            <text:p>0.01237</text:p>
          </table:table-cell>
          <table:table-cell office:value-type="float" office:value="0.0114425358927532" calcext:value-type="float">
            <text:p>0.01144</text:p>
          </table:table-cell>
          <table:table-cell office:value-type="float" office:value="0.0131828639409596" calcext:value-type="float">
            <text:p>0.01318</text:p>
          </table:table-cell>
          <table:table-cell office:value-type="float" office:value="0.00119511401085103" calcext:value-type="float">
            <text:p>0.00120</text:p>
          </table:table-cell>
          <table:table-cell office:value-type="float" office:value="0.0158511450705027" calcext:value-type="float">
            <text:p>0.01585</text:p>
          </table:table-cell>
          <table:table-cell office:value-type="float" office:value="0.000408154126743807" calcext:value-type="float">
            <text:p>0.00041</text:p>
          </table:table-cell>
          <table:table-cell office:value-type="float" office:value="0.00118573463506967" calcext:value-type="float">
            <text:p>0.00119</text:p>
          </table:table-cell>
          <table:table-cell office:value-type="float" office:value="0.00453417178901608" calcext:value-type="float">
            <text:p>0.00453</text:p>
          </table:table-cell>
          <table:table-cell office:value-type="float" office:value="-0.00191974643008856" calcext:value-type="float">
            <text:p>-0.00192</text:p>
          </table:table-cell>
          <table:table-cell office:value-type="float" office:value="0.0253978368133843" calcext:value-type="float">
            <text:p>0.02540</text:p>
          </table:table-cell>
          <table:table-cell office:value-type="float" office:value="0.0106047458431212" calcext:value-type="float">
            <text:p>0.01060</text:p>
          </table:table-cell>
          <table:table-cell office:value-type="float" office:value="0.0166393151966462" calcext:value-type="float">
            <text:p>0.01664</text:p>
          </table:table-cell>
          <table:table-cell office:value-type="float" office:value="0.00109073063521974" calcext:value-type="float">
            <text:p>0.00109</text:p>
          </table:table-cell>
          <table:table-cell office:value-type="float" office:value="0.00543489442453596" calcext:value-type="float">
            <text:p>0.00543</text:p>
          </table:table-cell>
          <table:table-cell office:value-type="float" office:value="0.0162487095794288" calcext:value-type="float">
            <text:p>0.01625</text:p>
          </table:table-cell>
          <table:table-cell office:value-type="float" office:value="-0.000905261043156018" calcext:value-type="float">
            <text:p>-0.00091</text:p>
          </table:table-cell>
          <table:table-cell office:value-type="float" office:value="0.00162202688915756" calcext:value-type="float">
            <text:p>0.00162</text:p>
          </table:table-cell>
          <table:table-cell office:value-type="float" office:value="-0.23930630136721" calcext:value-type="float">
            <text:p>-0.23931</text:p>
          </table:table-cell>
        </table:table-row>
        <calcext:conditional-formats>
          <calcext:conditional-format calcext:target-range-address="independence_delta_data.A1:independence_delta_data.AC29">
            <calcext:color-scale>
              <calcext:color-scale-entry calcext:value="-0.03" calcext:type="number" calcext:color="#00a933"/>
              <calcext:color-scale-entry calcext:value="0" calcext:type="number" calcext:color="#ffffff"/>
              <calcext:color-scale-entry calcext:value="0.03" calcext:type="number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6" loext:min-decimal-places="6" number:min-integer-digits="1" number:grouping="true"/>
    </number:number-style>
    <number:number-style style:name="N125">
      <number:number number:decimal-places="7" loext:min-decimal-places="7" number:min-integer-digits="1" number:grouping="true"/>
    </number:number-style>
    <number:percentage-style style:name="N126">
      <number:number number:decimal-places="3" loext:min-decimal-places="3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03T16:12:10.809861741</dc:date>
    <dc:creator>Edward Shen</dc:creator>
    <meta:editing-duration>PT27M13S</meta:editing-duration>
    <meta:editing-cycles>3</meta:editing-cycles>
    <meta:generator>LibreOffice/6.4.1.2$Linux_X86_64 LibreOffice_project/40$Build-2</meta:generator>
    <meta:document-statistic meta:table-count="1" meta:cell-count="840" meta:object-count="0"/>
  </office:meta>
</office:document-meta>
</file>